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media-type="application/vnd.oasis.opendocument.text" manifest:version="1.3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3">
  <office:scripts/>
  <office:font-face-decls>
    <style:font-face style:font-family-generic="swiss" style:name="Arial" svg:font-family="Arial"/>
    <style:font-face style:font-family-generic="system" style:font-pitch="variable" style:name="Arial1" svg:font-family="Arial"/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Microsoft YaHei" svg:font-family="'Microsoft YaHei'"/>
    <style:font-face style:font-family-generic="system" style:font-pitch="variable" style:name="NSimSun" svg:font-family="NSimSun"/>
  </office:font-face-decls>
  <office:automatic-styles>
    <style:style style:display-name="instalovana_zarizeni" style:family="table" style:name="instalovana_5f_zarizeni">
      <style:table-properties fo:background-color="transparent" style:may-break-between-rows="true" style:width="17.006cm" table:align="margins" table:border-model="collapsing">
        <style:background-image/>
      </style:table-properties>
    </style:style>
    <style:style style:display-name="instalovana_zarizeni.A" style:family="table-column" style:name="instalovana_5f_zarizeni.A">
      <style:table-column-properties style:column-width="4.517cm" style:rel-column-width="17408*"/>
    </style:style>
    <style:style style:display-name="instalovana_zarizeni.B" style:family="table-column" style:name="instalovana_5f_zarizeni.B">
      <style:table-column-properties style:column-width="2.282cm" style:rel-column-width="8796*"/>
    </style:style>
    <style:style style:display-name="instalovana_zarizeni.C" style:family="table-column" style:name="instalovana_5f_zarizeni.C">
      <style:table-column-properties style:column-width="3.403cm" style:rel-column-width="13112*"/>
    </style:style>
    <style:style style:display-name="instalovana_zarizeni.D" style:family="table-column" style:name="instalovana_5f_zarizeni.D">
      <style:table-column-properties style:column-width="2.455cm" style:rel-column-width="9462*"/>
    </style:style>
    <style:style style:display-name="instalovana_zarizeni.E" style:family="table-column" style:name="instalovana_5f_zarizeni.E">
      <style:table-column-properties style:column-width="4.348cm" style:rel-column-width="16757*"/>
    </style:style>
    <style:style style:display-name="instalovana_zarizeni.1" style:family="table-row" style:name="instalovana_5f_zarizeni.1">
      <style:table-row-properties fo:background-color="transparent" fo:keep-together="auto">
        <style:background-image/>
      </style:table-row-properties>
    </style:style>
    <style:style style:display-name="instalovana_zarizeni.A1" style:family="table-cell" style:name="instalovana_5f_zarizeni.A1">
      <style:table-cell-properties fo:background-color="transparent" fo:border-bottom="0.5pt solid #000000" fo:border-left="0.5pt solid #000000" fo:border-right="none" fo:border-top="0.5pt solid #000000" fo:padding="0.097cm" style:writing-mode="page">
        <style:background-image/>
      </style:table-cell-properties>
    </style:style>
    <style:style style:display-name="instalovana_zarizeni.E1" style:family="table-cell" style:name="instalovana_5f_zarizeni.E1">
      <style:table-cell-properties fo:background-color="transparent" fo:border="0.5pt solid #000000" fo:padding="0.097cm" style:writing-mode="page">
        <style:background-image/>
      </style:table-cell-properties>
    </style:style>
    <style:style style:display-name="instalovana_zarizeni.A2" style:family="table-cell" style:name="instalovana_5f_zarizeni.A2">
      <style:table-cell-properties fo:background-color="transparent" fo:border-bottom="0.5pt solid #000000" fo:border-left="0.5pt solid #000000" fo:border-right="none" fo:border-top="none" fo:padding="0.097cm" style:writing-mode="page">
        <style:background-image/>
      </style:table-cell-properties>
    </style:style>
    <style:style style:data-style-name="N10000" style:display-name="instalovana_zarizeni.B2" style:family="table-cell" style:name="instalovana_5f_zarizeni.B2">
      <style:table-cell-properties fo:background-color="transparent" fo:border-bottom="0.5pt solid #000000" fo:border-left="0.5pt solid #000000" fo:border-right="none" fo:border-top="none" fo:padding="0.097cm" style:writing-mode="page">
        <style:background-image/>
      </style:table-cell-properties>
    </style:style>
    <style:style style:data-style-name="N10000" style:display-name="instalovana_zarizeni.E2" style:family="table-cell" style:name="instalovana_5f_zarizeni.E2">
      <style:table-cell-properties fo:background-color="transparent" fo:border-bottom="0.5pt solid #000000" fo:border-left="0.5pt solid #000000" fo:border-right="0.5pt solid #000000" fo:border-top="none" fo:padding="0.097cm" style:writing-mode="page">
        <style:background-image/>
      </style:table-cell-properties>
    </style:style>
    <style:style style:display-name="instalovana_zarizeni.E3" style:family="table-cell" style:name="instalovana_5f_zarizeni.E3">
      <style:table-cell-properties fo:background-color="transparent" fo:border-bottom="0.5pt solid #000000" fo:border-left="0.5pt solid #000000" fo:border-right="0.5pt solid #000000" fo:border-top="none" fo:padding="0.097cm" style:writing-mode="page">
        <style:background-image/>
      </style:table-cell-properties>
    </style:style>
    <style:style style:display-name="instalovana_zarizeni.E5" style:family="table-cell" style:name="instalovana_5f_zarizeni.E5">
      <style:table-cell-properties fo:background-color="transparent" fo:border-bottom="0.5pt solid #000000" fo:border-left="0.5pt solid #000000" fo:border-right="0.5pt solid #000000" fo:border-top="none" fo:padding="0.097cm" style:writing-mode="page">
        <style:background-image/>
      </style:table-cell-properties>
    </style:style>
    <style:style style:display-name="instalovana_zarizeni.E7" style:family="table-cell" style:name="instalovana_5f_zarizeni.E7">
      <style:table-cell-properties fo:background-color="transparent" fo:border-bottom="0.5pt solid #000000" fo:border-left="0.5pt solid #000000" fo:border-right="0.5pt solid #000000" fo:border-top="none" fo:padding="0.097cm" style:writing-mode="page">
        <style:background-image/>
      </style:table-cell-properties>
    </style:style>
    <style:style style:family="table" style:name="Table1">
      <style:table-properties style:width="17.006cm" table:align="margins"/>
    </style:style>
    <style:style style:family="table-column" style:name="Table1.A">
      <style:table-column-properties style:column-width="8.502cm" style:rel-column-width="32767*"/>
    </style:style>
    <style:style style:family="table-column" style:name="Table1.B">
      <style:table-column-properties style:column-width="8.504cm" style:rel-column-width="32768*"/>
    </style:style>
    <style:style style:family="table-cell" style:name="Table1.A1">
      <style:table-cell-properties fo:border-bottom="0.05pt solid #000000" fo:border-left="0.05pt solid #000000" fo:border-right="none" fo:border-top="0.05pt solid #000000" fo:padding="0.049cm" style:writing-mode="page"/>
    </style:style>
    <style:style style:family="table-cell" style:name="Table1.B1">
      <style:table-cell-properties fo:border="0.05pt solid #000000" fo:padding="0.049cm" style:writing-mode="page"/>
    </style:style>
    <style:style style:family="table-cell" style:name="Table1.A2">
      <style:table-cell-properties fo:border-bottom="0.05pt solid #000000" fo:border-left="0.05pt solid #000000" fo:border-right="none" fo:border-top="none" fo:padding="0.049cm" style:writing-mode="page"/>
    </style:style>
    <style:style style:family="table-cell" style:name="Table1.B2">
      <style:table-cell-properties fo:border-bottom="0.05pt solid #000000" fo:border-left="0.05pt solid #000000" fo:border-right="0.05pt solid #000000" fo:border-top="none" fo:padding="0.049cm" style:writing-mode="page"/>
    </style:style>
    <style:style style:family="table" style:name="mereni">
      <style:table-properties fo:background-color="transparent" fo:break-after="auto" fo:break-before="auto" fo:keep-with-next="auto" style:may-break-between-rows="true" style:width="23.936cm" style:writing-mode="page" table:align="left" table:border-model="collapsing">
        <style:background-image/>
      </style:table-properties>
    </style:style>
    <style:style style:family="table-column" style:name="mereni.A">
      <style:table-column-properties style:column-width="1.653cm"/>
    </style:style>
    <style:style style:family="table-column" style:name="mereni.B">
      <style:table-column-properties style:column-width="2.141cm"/>
    </style:style>
    <style:style style:family="table-column" style:name="mereni.C">
      <style:table-column-properties style:column-width="1.411cm"/>
    </style:style>
    <style:style style:family="table-column" style:name="mereni.D">
      <style:table-column-properties style:column-width="1.997cm"/>
    </style:style>
    <style:style style:family="table-column" style:name="mereni.E">
      <style:table-column-properties style:column-width="2.722cm"/>
    </style:style>
    <style:style style:family="table-column" style:name="mereni.F">
      <style:table-column-properties style:column-width="1.977cm"/>
    </style:style>
    <style:style style:family="table-column" style:name="mereni.G">
      <style:table-column-properties style:column-width="2.09cm"/>
    </style:style>
    <style:style style:family="table-column" style:name="mereni.H">
      <style:table-column-properties style:column-width="0.998cm"/>
    </style:style>
    <style:style style:family="table-column" style:name="mereni.I">
      <style:table-column-properties style:column-width="1.55cm"/>
    </style:style>
    <style:style style:family="table-column" style:name="mereni.K">
      <style:table-column-properties style:column-width="2.096cm"/>
    </style:style>
    <style:style style:family="table-column" style:name="mereni.L">
      <style:table-column-properties style:column-width="1.214cm"/>
    </style:style>
    <style:style style:family="table-column" style:name="mereni.M">
      <style:table-column-properties style:column-width="0.49cm"/>
    </style:style>
    <style:style style:family="table-column" style:name="mereni.N">
      <style:table-column-properties style:column-width="1.944cm"/>
    </style:style>
    <style:style style:family="table-row" style:name="mereni.1">
      <style:table-row-properties fo:keep-together="auto"/>
    </style:style>
    <style:style style:family="table-cell" style:name="mereni.A1">
      <style:table-cell-properties fo:background-color="transparent" fo:border-bottom="0.5pt solid #000000" fo:border-left="0.5pt solid #000000" fo:border-right="none" fo:border-top="0.5pt solid #000000" fo:padding="0.097cm" style:writing-mode="page">
        <style:background-image/>
      </style:table-cell-properties>
    </style:style>
    <style:style style:family="table-cell" style:name="mereni.H1">
      <style:table-cell-properties fo:background-color="transparent" fo:border="0.5pt solid #000000" fo:padding="0.097cm" style:writing-mode="page">
        <style:background-image/>
      </style:table-cell-properties>
    </style:style>
    <style:style style:family="table-cell" style:name="mereni.A2">
      <style:table-cell-properties fo:background-color="transparent" fo:border-bottom="0.5pt solid #000000" fo:border-left="0.5pt solid #000000" fo:border-right="none" fo:border-top="none" fo:padding="0.097cm" style:writing-mode="page">
        <style:background-image/>
      </style:table-cell-properties>
    </style:style>
    <style:style style:family="table-cell" style:name="mereni.L2">
      <style:table-cell-properties fo:background-color="transparent" fo:border-bottom="0.5pt solid #000000" fo:border-left="0.5pt solid #000000" fo:border-right="0.5pt solid #000000" fo:border-top="none" fo:padding="0.097cm" style:writing-mode="page">
        <style:background-image/>
      </style:table-cell-properties>
    </style:style>
    <style:style style:family="table-row" style:name="mereni.3">
      <style:table-row-properties fo:background-color="transparent" fo:keep-together="auto">
        <style:background-image/>
      </style:table-row-properties>
    </style:style>
    <style:style style:family="table-cell" style:name="mereni.E3">
      <style:table-cell-properties fo:background-color="transparent" fo:border-bottom="0.5pt solid #000000" fo:border-left="0.5pt solid #000000" fo:border-right="none" fo:border-top="none" fo:padding="0.097cm" style:vertical-align="" style:writing-mode="page">
        <style:background-image/>
      </style:table-cell-properties>
    </style:style>
    <style:style style:family="table-row" style:name="mereni.5">
      <style:table-row-properties fo:keep-together="auto" style:min-row-height="0.961cm"/>
    </style:style>
    <style:style style:family="table-row" style:name="mereni.6">
      <style:table-row-properties fo:keep-together="auto" style:min-row-height="0.774cm"/>
    </style:style>
    <style:style style:family="table" style:name="Tabulka1">
      <style:table-properties fo:margin-left="0cm" fo:margin-right="0cm" style:may-break-between-rows="true" style:width="17.006cm" table:align="margins" table:border-model="collapsing"/>
    </style:style>
    <style:style style:family="table-column" style:name="Tabulka1.A">
      <style:table-column-properties style:column-width="0.743cm" style:rel-column-width="2865*"/>
    </style:style>
    <style:style style:family="table-column" style:name="Tabulka1.B">
      <style:table-column-properties style:column-width="9.116cm" style:rel-column-width="35133*"/>
    </style:style>
    <style:style style:family="table-column" style:name="Tabulka1.C">
      <style:table-column-properties style:column-width="1.228cm" style:rel-column-width="4731*"/>
    </style:style>
    <style:style style:family="table-column" style:name="Tabulka1.D">
      <style:table-column-properties style:column-width="5.918cm" style:rel-column-width="22806*"/>
    </style:style>
    <style:style style:family="table-row" style:name="Tabulka1.1">
      <style:table-row-properties fo:keep-together="auto"/>
    </style:style>
    <style:style style:family="table-cell" style:name="Tabulka1.A1">
      <style:table-cell-properties fo:background-color="transparent" fo:border-bottom="0.5pt solid #000000" fo:border-left="0.5pt solid #000000" fo:border-right="none" fo:border-top="0.5pt solid #000000" fo:padding="0.097cm" style:writing-mode="page">
        <style:background-image/>
      </style:table-cell-properties>
    </style:style>
    <style:style style:family="table-cell" style:name="Tabulka1.D1">
      <style:table-cell-properties fo:background-color="transparent" fo:border="0.5pt solid #000000" fo:padding="0.097cm" style:writing-mode="page">
        <style:background-image/>
      </style:table-cell-properties>
    </style:style>
    <style:style style:family="table" style:name="Tabulka2">
      <style:table-properties style:width="17.006cm" table:align="margins"/>
    </style:style>
    <style:style style:family="table-column" style:name="Tabulka2.A">
      <style:table-column-properties style:column-width="4.251cm" style:rel-column-width="16383*"/>
    </style:style>
    <style:style style:family="table-column" style:name="Tabulka2.D">
      <style:table-column-properties style:column-width="4.253cm" style:rel-column-width="16386*"/>
    </style:style>
    <style:style style:family="table-cell" style:name="Tabulka2.A1">
      <style:table-cell-properties fo:border-bottom="0.5pt solid #000000" fo:border-left="0.5pt solid #000000" fo:border-right="none" fo:border-top="0.5pt solid #000000" fo:padding="0.097cm"/>
    </style:style>
    <style:style style:family="table-cell" style:name="Tabulka2.D1">
      <style:table-cell-properties fo:border="0.5pt solid #000000" fo:padding="0.097cm"/>
    </style:style>
    <style:style style:family="table-cell" style:name="Tabulka2.A2">
      <style:table-cell-properties fo:border-bottom="0.5pt solid #000000" fo:border-left="0.5pt solid #000000" fo:border-right="none" fo:border-top="none" fo:padding="0.097cm"/>
    </style:style>
    <style:style style:family="table-cell" style:name="Tabulka2.D2">
      <style:table-cell-properties fo:border-bottom="0.5pt solid #000000" fo:border-left="0.5pt solid #000000" fo:border-right="0.5pt solid #000000" fo:border-top="none" fo:padding="0.097cm"/>
    </style:style>
    <style:style style:family="table" style:name="Tabulka3">
      <style:table-properties style:width="17.006cm" table:align="margins"/>
    </style:style>
    <style:style style:family="table-column" style:name="Tabulka3.A">
      <style:table-column-properties style:column-width="4.911cm" style:rel-column-width="18927*"/>
    </style:style>
    <style:style style:family="table-column" style:name="Tabulka3.B">
      <style:table-column-properties style:column-width="1.891cm" style:rel-column-width="7288*"/>
    </style:style>
    <style:style style:family="table-column" style:name="Tabulka3.E">
      <style:table-column-properties style:column-width="6.421cm" style:rel-column-width="24744*"/>
    </style:style>
    <style:style style:family="table-cell" style:name="Tabulka3.A1">
      <style:table-cell-properties fo:border-bottom="0.5pt solid #000000" fo:border-left="0.5pt solid #000000" fo:border-right="none" fo:border-top="0.5pt solid #000000" fo:padding="0.097cm"/>
    </style:style>
    <style:style style:family="table-cell" style:name="Tabulka3.E1">
      <style:table-cell-properties fo:border="0.5pt solid #000000" fo:padding="0.097cm"/>
    </style:style>
    <style:style style:family="table-cell" style:name="Tabulka3.A2">
      <style:table-cell-properties fo:border-bottom="0.5pt solid #000000" fo:border-left="0.5pt solid #000000" fo:border-right="none" fo:border-top="none" fo:padding="0.097cm"/>
    </style:style>
    <style:style style:family="table-cell" style:name="Tabulka3.E2">
      <style:table-cell-properties fo:border-bottom="0.5pt solid #000000" fo:border-left="0.5pt solid #000000" fo:border-right="0.5pt solid #000000" fo:border-top="none" fo:padding="0.097cm"/>
    </style:style>
    <style:style style:family="paragraph" style:name="P1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paragraph-rsid="0026a739" officeooo:rsid="0026a739"/>
    </style:style>
    <style:style style:family="paragraph" style:name="P2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paragraph-rsid="0088c5bc" officeooo:rsid="0026a739"/>
    </style:style>
    <style:style style:family="paragraph" style:name="P3" style:parent-style-name="Heading">
      <style:text-properties fo:font-size="12pt" fo:font-weight="bold" style:font-size-asian="12pt" style:font-size-complex="12pt" style:font-weight-asian="bold" style:font-weight-complex="bold"/>
    </style:style>
    <style:style style:family="paragraph" style:name="P4" style:parent-style-name="Standard">
      <style:text-properties officeooo:paragraph-rsid="001f38ea" officeooo:rsid="001e5812"/>
    </style:style>
    <style:style style:family="paragraph" style:name="P5" style:parent-style-name="Standard">
      <style:text-properties officeooo:paragraph-rsid="00200dbe" officeooo:rsid="00200dbe"/>
    </style:style>
    <style:style style:family="paragraph" style:name="P6" style:parent-style-name="Standard">
      <style:text-properties fo:font-size="10pt" officeooo:paragraph-rsid="001f38ea" officeooo:rsid="001f38ea" style:font-size-asian="10pt" style:font-size-complex="10pt"/>
    </style:style>
    <style:style style:family="paragraph" style:name="P7" style:parent-style-name="Standard">
      <style:text-properties fo:font-size="10pt" officeooo:paragraph-rsid="00200dbe" officeooo:rsid="001f38ea" style:font-size-asian="10pt" style:font-size-complex="10pt"/>
    </style:style>
    <style:style style:family="paragraph" style:name="P8" style:parent-style-name="Standard">
      <style:text-properties fo:font-size="10pt" officeooo:paragraph-rsid="00752272" officeooo:rsid="00752272" style:font-size-asian="10pt" style:font-size-complex="10pt"/>
    </style:style>
    <style:style style:family="paragraph" style:name="P9" style:parent-style-name="Standard">
      <style:text-properties fo:font-size="10pt" officeooo:paragraph-rsid="00752272" officeooo:rsid="008fde8a" style:font-size-asian="10pt" style:font-size-complex="10pt"/>
    </style:style>
    <style:style style:family="paragraph" style:name="P10" style:parent-style-name="Table_20_Contents">
      <style:text-properties fo:font-size="10pt" style:font-size-asian="10pt" style:font-size-complex="10pt"/>
    </style:style>
    <style:style style:family="paragraph" style:name="P11" style:parent-style-name="Table_20_Contents">
      <style:text-properties fo:font-size="10pt" officeooo:paragraph-rsid="0092824b" officeooo:rsid="0092824b" style:font-size-asian="10pt" style:font-size-complex="10pt"/>
    </style:style>
    <style:style style:family="paragraph" style:name="P12" style:parent-style-name="Table_20_Contents">
      <style:text-properties fo:font-size="10pt" officeooo:paragraph-rsid="00947751" officeooo:rsid="00947751" style:font-size-asian="10pt" style:font-size-complex="10pt"/>
    </style:style>
    <style:style style:family="paragraph" style:name="P13" style:parent-style-name="Table_20_Contents">
      <style:text-properties fo:font-size="10pt" officeooo:paragraph-rsid="00987b29" officeooo:rsid="00987b29" style:font-size-asian="10pt" style:font-size-complex="10pt"/>
    </style:style>
    <style:style style:family="paragraph" style:name="P14" style:parent-style-name="Table_20_Contents">
      <style:text-properties fo:font-size="10pt" officeooo:paragraph-rsid="00987b29" style:font-size-asian="10pt" style:font-size-complex="10pt"/>
    </style:style>
    <style:style style:family="paragraph" style:name="P15" style:parent-style-name="Standard">
      <style:text-properties fo:font-size="10pt" officeooo:paragraph-rsid="00bcc00c" style:font-size-asian="10pt" style:font-size-complex="10pt"/>
    </style:style>
    <style:style style:family="paragraph" style:master-page-name="" style:name="P16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 style:page-number="auto"/>
      <style:text-properties fo:font-size="10pt" officeooo:paragraph-rsid="00bcc00c" style:font-size-asian="10pt" style:font-size-complex="10pt"/>
    </style:style>
    <style:style style:family="paragraph" style:name="P17" style:parent-style-name="Standard">
      <style:text-properties fo:background-color="#dddddd" fo:font-size="10pt" officeooo:paragraph-rsid="001f38ea" officeooo:rsid="001f38ea" style:font-size-asian="10pt" style:font-size-complex="10pt"/>
    </style:style>
    <style:style style:family="paragraph" style:name="P18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bcc00c" style:font-size-asian="10pt" style:font-size-complex="10pt" style:font-weight-asian="bold" style:font-weight-complex="bold"/>
    </style:style>
    <style:style style:family="paragraph" style:name="P19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bcc00c" officeooo:rsid="005d1221" style:font-size-asian="10pt" style:font-size-complex="10pt" style:font-weight-asian="bold" style:font-weight-complex="bold"/>
    </style:style>
    <style:style style:family="paragraph" style:name="P20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bcc00c" officeooo:rsid="005454df" style:font-size-asian="10pt" style:font-size-complex="10pt" style:font-weight-asian="bold" style:font-weight-complex="bold"/>
    </style:style>
    <style:style style:family="paragraph" style:name="P21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bcc00c" officeooo:rsid="0055766a" style:font-size-asian="10pt" style:font-size-complex="10pt" style:font-weight-asian="bold" style:font-weight-complex="bold"/>
    </style:style>
    <style:style style:family="paragraph" style:name="P22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bcc00c" officeooo:rsid="009f3e62" style:font-size-asian="10pt" style:font-size-complex="10pt" style:font-weight-asian="bold" style:font-weight-complex="bold"/>
    </style:style>
    <style:style style:family="paragraph" style:name="P23" style:parent-style-name="Standard">
      <style:text-properties fo:background-color="#dddddd" officeooo:paragraph-rsid="00200dbe" officeooo:rsid="00200dbe"/>
    </style:style>
    <style:style style:family="paragraph" style:name="P24" style:parent-style-name="Standard">
      <style:text-properties fo:background-color="#dddddd"/>
    </style:style>
    <style:style style:family="paragraph" style:name="P25" style:parent-style-name="Standard">
      <style:text-properties fo:font-weight="bold" officeooo:paragraph-rsid="00200dbe" officeooo:rsid="00200dbe" style:font-weight-asian="bold" style:font-weight-complex="bold"/>
    </style:style>
    <style:style style:family="paragraph" style:master-page-name="" style:name="P26" style:parent-style-name="Standard">
      <loext:graphic-properties draw:fill="none" draw:fill-gradient-name="gradient" draw:fill-hatch-name="hatch"/>
      <style:paragraph-properties fo:background-color="transparent" fo:border="0.06pt solid #000000" fo:margin-left="0cm" fo:margin-right="0cm" fo:padding="0.051cm" fo:text-align="center" fo:text-indent="0cm" style:auto-text-indent="false" style:justify-single-word="false" style:page-number="auto"/>
      <style:text-properties fo:font-weight="bold" officeooo:paragraph-rsid="0023ee0d" style:font-weight-asian="bold" style:font-weight-complex="bold"/>
    </style:style>
    <style:style style:family="paragraph" style:name="P27" style:parent-style-name="Standard">
      <loext:graphic-properties draw:fill="none" draw:fill-gradient-name="gradient" draw:fill-hatch-name="hatch"/>
      <style:paragraph-properties fo:background-color="transparent" fo:border="0.06pt solid #000000" fo:margin-left="0cm" fo:margin-right="0cm" fo:padding="0.051cm" fo:text-align="center" fo:text-indent="0cm" style:auto-text-indent="false" style:justify-single-word="false"/>
      <style:text-properties fo:font-weight="bold" officeooo:paragraph-rsid="00247fa9" style:font-weight-asian="bold" style:font-weight-complex="bold"/>
    </style:style>
    <style:style style:family="paragraph" style:name="P28" style:parent-style-name="Standard">
      <style:text-properties fo:font-weight="bold" officeooo:paragraph-rsid="002d2aa3" officeooo:rsid="002d2aa3" style:font-weight-asian="bold" style:font-weight-complex="bold"/>
    </style:style>
    <style:style style:family="paragraph" style:name="P29" style:parent-style-name="Standard">
      <loext:graphic-properties draw:fill="none"/>
      <style:paragraph-properties fo:background-color="transparent" fo:margin-left="0cm" fo:margin-right="0cm" fo:text-indent="1.3cm" style:auto-text-indent="false"/>
      <style:text-properties fo:font-weight="bold" officeooo:paragraph-rsid="002d2aa3" officeooo:rsid="002d2aa3" style:font-weight-asian="bold" style:font-weight-complex="bold"/>
    </style:style>
    <style:style style:family="paragraph" style:name="P30" style:parent-style-name="Standard">
      <loext:graphic-properties draw:fill-hatch-name="hatch"/>
      <style:paragraph-properties fo:margin-bottom="0cm" fo:margin-top="0.254cm" style:contextual-spacing="false"/>
      <style:text-properties fo:font-weight="bold" officeooo:paragraph-rsid="002dd52b" officeooo:rsid="002d2aa3" style:font-weight-asian="bold" style:font-weight-complex="bold"/>
    </style:style>
    <style:style style:family="paragraph" style:name="P31" style:parent-style-name="Standard">
      <style:text-properties fo:font-weight="bold" officeooo:paragraph-rsid="002dd52b" officeooo:rsid="002dd52b" style:font-weight-asian="bold" style:font-weight-complex="bold"/>
    </style:style>
    <style:style style:family="paragraph" style:name="P32" style:parent-style-name="Standard">
      <style:text-properties fo:font-weight="bold" officeooo:paragraph-rsid="00354e5b" officeooo:rsid="002dd52b" style:font-weight-asian="bold" style:font-weight-complex="bold"/>
    </style:style>
    <style:style style:family="paragraph" style:name="P33" style:parent-style-name="Standard">
      <style:text-properties fo:font-weight="bold" officeooo:paragraph-rsid="009113d0" officeooo:rsid="002dd52b" style:font-weight-asian="bold" style:font-weight-complex="bold"/>
    </style:style>
    <style:style style:family="paragraph" style:name="P34" style:parent-style-name="Standard">
      <style:text-properties fo:font-weight="bold" officeooo:paragraph-rsid="0033e668" officeooo:rsid="00337f4c" style:font-weight-asian="bold" style:font-weight-complex="bold"/>
    </style:style>
    <style:style style:family="paragraph" style:name="P35" style:parent-style-name="Standard">
      <style:text-properties fo:font-weight="bold" officeooo:paragraph-rsid="00337f4c" officeooo:rsid="00337f4c" style:font-weight-asian="bold" style:font-weight-complex="bold"/>
    </style:style>
    <style:style style:family="paragraph" style:name="P36" style:parent-style-name="Standard">
      <style:text-properties fo:font-weight="bold" style:font-weight-asian="bold" style:font-weight-complex="bold"/>
    </style:style>
    <style:style style:family="paragraph" style:name="P37" style:parent-style-name="Standard">
      <style:text-properties fo:font-weight="bold" officeooo:paragraph-rsid="00400f98" officeooo:rsid="00400f98" style:font-weight-asian="bold" style:font-weight-complex="bold"/>
    </style:style>
    <style:style style:family="paragraph" style:name="P38" style:parent-style-name="Standard">
      <style:text-properties fo:font-weight="bold" officeooo:paragraph-rsid="0041b9df" officeooo:rsid="0041b9df" style:font-weight-asian="bold" style:font-weight-complex="bold"/>
    </style:style>
    <style:style style:family="paragraph" style:name="P39" style:parent-style-name="Standard">
      <style:text-properties fo:font-weight="bold" officeooo:paragraph-rsid="00441164" officeooo:rsid="00441164" style:font-weight-asian="bold" style:font-weight-complex="bold"/>
    </style:style>
    <style:style style:family="paragraph" style:name="P40" style:parent-style-name="Standard">
      <style:text-properties fo:font-weight="bold" officeooo:paragraph-rsid="00448415" officeooo:rsid="00448415" style:font-weight-asian="bold" style:font-weight-complex="bold"/>
    </style:style>
    <style:style style:family="paragraph" style:name="P41" style:parent-style-name="Standard">
      <style:text-properties fo:font-weight="bold" officeooo:paragraph-rsid="0092824b" officeooo:rsid="0092824b" style:font-weight-asian="bold" style:font-weight-complex="bold"/>
    </style:style>
    <style:style style:family="paragraph" style:name="P42" style:parent-style-name="Text_20_body">
      <style:text-properties fo:font-weight="bold" officeooo:paragraph-rsid="0092824b" officeooo:rsid="0092824b" style:font-weight-asian="bold" style:font-weight-complex="bold"/>
    </style:style>
    <style:style style:family="paragraph" style:name="P43" style:parent-style-name="Text_20_body">
      <style:text-properties fo:font-weight="bold" officeooo:paragraph-rsid="009986dc" officeooo:rsid="009986dc" style:font-weight-asian="bold" style:font-weight-complex="bold"/>
    </style:style>
    <style:style style:family="paragraph" style:name="P44" style:parent-style-name="Standard">
      <style:text-properties officeooo:paragraph-rsid="00200dbe"/>
    </style:style>
    <style:style style:family="paragraph" style:name="P45" style:parent-style-name="Standard">
      <style:text-properties fo:font-style="normal" fo:font-weight="bold" officeooo:paragraph-rsid="00200dbe" style:font-style-asian="normal" style:font-style-complex="normal" style:font-weight-asian="bold" style:font-weight-complex="bold"/>
    </style:style>
    <style:style style:family="paragraph" style:name="P46" style:parent-style-name="Standard">
      <style:text-properties officeooo:paragraph-rsid="0023ee0d"/>
    </style:style>
    <style:style style:family="paragraph" style:master-page-name="" style:name="P47" style:parent-style-name="Standard">
      <loext:graphic-properties draw:fill="none" draw:fill-gradient-name="gradient" draw:fill-hatch-name="hatch"/>
      <style:paragraph-properties fo:background-color="transparent" fo:border="none" fo:margin-left="0cm" fo:margin-right="1.27cm" fo:padding="0.051cm" fo:text-align="start" fo:text-indent="0cm" style:auto-text-indent="false" style:justify-single-word="false" style:page-number="auto"/>
      <style:text-properties fo:font-weight="normal" officeooo:paragraph-rsid="0023ee0d" style:font-weight-asian="normal" style:font-weight-complex="normal"/>
    </style:style>
    <style:style style:family="paragraph" style:name="P48" style:parent-style-name="Standard">
      <loext:graphic-properties draw:fill="none" draw:fill-gradient-name="gradient" draw:fill-hatch-name="hatch"/>
      <style:paragraph-properties fo:background-color="transparent" fo:border="none" fo:margin-left="0cm" fo:margin-right="1.27cm" fo:padding="0.051cm" fo:text-align="start" fo:text-indent="0cm" style:auto-text-indent="false" style:justify-single-word="false"/>
      <style:text-properties fo:font-weight="normal" officeooo:paragraph-rsid="0023ee0d" style:font-weight-asian="normal" style:font-weight-complex="normal"/>
    </style:style>
    <style:style style:family="paragraph" style:master-page-name="" style:name="P49" style:parent-style-name="Standard">
      <loext:graphic-properties draw:fill="none" draw:fill-gradient-name="gradient" draw:fill-hatch-name="hatch"/>
      <style:paragraph-properties fo:background-color="transparent" fo:border="none" fo:margin-left="0cm" fo:margin-right="0cm" fo:padding="0.051cm" fo:text-align="start" fo:text-indent="0cm" style:auto-text-indent="false" style:justify-single-word="false" style:page-number="auto"/>
      <style:text-properties fo:font-weight="normal" officeooo:paragraph-rsid="0023ee0d" style:font-weight-asian="normal" style:font-weight-complex="normal"/>
    </style:style>
    <style:style style:family="paragraph" style:name="P50" style:parent-style-name="Standard">
      <loext:graphic-properties draw:fill="none" draw:fill-gradient-name="gradient" draw:fill-hatch-name="hatch"/>
      <style:paragraph-properties fo:background-color="transparent" fo:border="none" fo:margin-left="0cm" fo:margin-right="0cm" fo:padding="0.051cm" fo:text-align="start" fo:text-indent="0cm" style:auto-text-indent="false" style:justify-single-word="false"/>
      <style:text-properties fo:font-weight="normal" officeooo:paragraph-rsid="0023ee0d" style:font-weight-asian="normal" style:font-weight-complex="normal"/>
    </style:style>
    <style:style style:family="paragraph" style:name="P51" style:parent-style-name="Standard">
      <loext:graphic-properties draw:fill="none" draw:fill-gradient-name="gradient" draw:fill-hatch-name="hatch"/>
      <style:paragraph-properties fo:background-color="transparent" fo:border="none" fo:margin-left="0cm" fo:margin-right="0cm" fo:padding="0.051cm" fo:text-align="start" fo:text-indent="0cm" style:auto-text-indent="false" style:justify-single-word="false"/>
      <style:text-properties fo:font-weight="normal" officeooo:paragraph-rsid="0023ee0d" officeooo:rsid="0023ee0d" style:font-weight-asian="normal" style:font-weight-complex="normal"/>
    </style:style>
    <style:style style:family="paragraph" style:name="P52" style:parent-style-name="Standard">
      <loext:graphic-properties draw:fill="none" draw:fill-gradient-name="gradient" draw:fill-hatch-name="hatch"/>
      <style:paragraph-properties fo:background-color="transparent" fo:border="none" fo:margin-left="0cm" fo:margin-right="0cm" fo:padding="0.051cm" fo:text-align="start" fo:text-indent="0cm" style:auto-text-indent="false" style:justify-single-word="false"/>
      <style:text-properties fo:font-weight="normal" officeooo:paragraph-rsid="0025cc04" officeooo:rsid="0025cc04" style:font-weight-asian="normal" style:font-weight-complex="normal"/>
    </style:style>
    <style:style style:family="paragraph" style:name="P53" style:parent-style-name="Standard">
      <style:text-properties fo:font-weight="normal" officeooo:paragraph-rsid="002d2aa3" officeooo:rsid="002d2aa3" style:font-weight-asian="normal" style:font-weight-complex="normal"/>
    </style:style>
    <style:style style:family="paragraph" style:name="P54" style:parent-style-name="Standard">
      <style:text-properties fo:font-weight="normal" officeooo:paragraph-rsid="002dd52b" officeooo:rsid="002dd52b" style:font-weight-asian="normal" style:font-weight-complex="normal"/>
    </style:style>
    <style:style style:family="paragraph" style:name="P55" style:parent-style-name="Standard">
      <loext:graphic-properties draw:fill-hatch-name="hatch"/>
      <style:paragraph-properties fo:margin-bottom="0.254cm" fo:margin-top="0cm" style:contextual-spacing="false"/>
      <style:text-properties fo:font-weight="normal" officeooo:paragraph-rsid="002dd52b" officeooo:rsid="002dd52b" style:font-weight-asian="normal" style:font-weight-complex="normal"/>
    </style:style>
    <style:style style:family="paragraph" style:name="P56" style:parent-style-name="Standard">
      <style:text-properties fo:font-weight="normal" officeooo:paragraph-rsid="002fb613" officeooo:rsid="002dd52b" style:font-weight-asian="normal" style:font-weight-complex="normal"/>
    </style:style>
    <style:style style:family="paragraph" style:name="P57" style:parent-style-name="Standard">
      <style:text-properties fo:font-weight="normal" officeooo:paragraph-rsid="00312656" officeooo:rsid="002dd52b" style:font-weight-asian="normal" style:font-weight-complex="normal"/>
    </style:style>
    <style:style style:family="paragraph" style:name="P58" style:parent-style-name="Standard">
      <style:text-properties fo:font-weight="normal" officeooo:paragraph-rsid="00319d29" officeooo:rsid="002dd52b" style:font-weight-asian="normal" style:font-weight-complex="normal"/>
    </style:style>
    <style:style style:family="paragraph" style:name="P59" style:parent-style-name="Standard">
      <style:text-properties fo:font-weight="normal" officeooo:paragraph-rsid="00337f4c" officeooo:rsid="002dd52b" style:font-weight-asian="normal" style:font-weight-complex="normal"/>
    </style:style>
    <style:style style:family="paragraph" style:name="P60" style:parent-style-name="Standard">
      <style:text-properties fo:font-weight="normal" officeooo:paragraph-rsid="0033e668" officeooo:rsid="002dd52b" style:font-weight-asian="normal" style:font-weight-complex="normal"/>
    </style:style>
    <style:style style:family="paragraph" style:name="P61" style:parent-style-name="Standard">
      <style:text-properties fo:font-weight="normal" officeooo:paragraph-rsid="00365b6b" officeooo:rsid="00365b6b" style:font-weight-asian="normal" style:font-weight-complex="normal"/>
    </style:style>
    <style:style style:family="paragraph" style:name="P62" style:parent-style-name="Standard">
      <style:text-properties fo:font-weight="normal" officeooo:paragraph-rsid="0092824b" officeooo:rsid="0092824b" style:font-weight-asian="normal" style:font-weight-complex="normal"/>
    </style:style>
    <style:style style:family="paragraph" style:name="P63" style:parent-style-name="Standard">
      <loext:graphic-properties draw:fill-gradient-name="gradient" draw:fill-hatch-name="hatch"/>
      <style:paragraph-properties fo:border="0.06pt solid #000000" fo:padding="0.051cm"/>
      <style:text-properties fo:font-weight="normal" officeooo:paragraph-rsid="0092824b" officeooo:rsid="0092824b" style:font-weight-asian="normal" style:font-weight-complex="normal"/>
    </style:style>
    <style:style style:family="paragraph" style:name="P64" style:parent-style-name="Standard">
      <loext:graphic-properties draw:fill-gradient-name="gradient" draw:fill-hatch-name="hatch"/>
      <style:paragraph-properties fo:border="none" fo:padding="0.051cm"/>
      <style:text-properties fo:font-weight="normal" officeooo:paragraph-rsid="0092824b" officeooo:rsid="0092824b" style:font-weight-asian="normal" style:font-weight-complex="normal"/>
    </style:style>
    <style:style style:family="paragraph" style:name="P65" style:parent-style-name="Standard">
      <loext:graphic-properties draw:fill="none" draw:fill-gradient-name="gradient" draw:fill-hatch-name="hatch"/>
      <style:paragraph-properties fo:background-color="transparent" fo:border="none" fo:margin-left="0cm" fo:margin-right="0cm" fo:padding="0.051cm" fo:text-align="start" fo:text-indent="0cm" style:auto-text-indent="false" style:justify-single-word="false"/>
      <style:text-properties fo:font-weight="normal" officeooo:paragraph-rsid="009f0973" officeooo:rsid="009f0973" style:font-weight-asian="normal" style:font-weight-complex="normal"/>
    </style:style>
    <style:style style:family="paragraph" style:name="P66" style:parent-style-name="Text_20_body">
      <style:text-properties fo:font-weight="normal" officeooo:paragraph-rsid="009986dc" officeooo:rsid="009986dc" style:font-weight-asian="normal" style:font-weight-complex="normal"/>
    </style:style>
    <style:style style:family="paragraph" style:name="P67" style:parent-style-name="Text_20_body">
      <style:text-properties officeooo:paragraph-rsid="003e11f7"/>
    </style:style>
    <style:style style:family="paragraph" style:master-page-name="" style:name="P68" style:parent-style-name="Standard">
      <loext:graphic-properties draw:fill="none"/>
      <style:paragraph-properties fo:background-color="transparent" fo:margin-left="0cm" fo:margin-right="0cm" fo:text-indent="1.3cm" style:auto-text-indent="false" style:page-number="auto"/>
      <style:text-properties officeooo:paragraph-rsid="002d2aa3" officeooo:rsid="002d2aa3"/>
    </style:style>
    <style:style style:family="paragraph" style:name="P69" style:parent-style-name="Standard">
      <loext:graphic-properties draw:fill="none"/>
      <style:paragraph-properties fo:background-color="transparent" fo:margin-left="0cm" fo:margin-right="0cm" fo:text-indent="1.3cm" style:auto-text-indent="false"/>
      <style:text-properties officeooo:paragraph-rsid="002d2aa3" officeooo:rsid="002d2aa3"/>
    </style:style>
    <style:style style:family="paragraph" style:name="P70" style:parent-style-name="Standard">
      <style:paragraph-properties fo:text-align="center" style:justify-single-word="false"/>
      <style:text-properties officeooo:paragraph-rsid="002d2aa3" officeooo:rsid="002d2aa3"/>
    </style:style>
    <style:style style:family="paragraph" style:name="P71" style:parent-style-name="Standard">
      <style:text-properties fo:font-weight="bold" officeooo:paragraph-rsid="003e8093" officeooo:rsid="003e8093" style:font-weight-asian="bold" style:font-weight-complex="bold" style:text-underline-color="font-color" style:text-underline-style="solid" style:text-underline-width="auto"/>
    </style:style>
    <style:style style:family="paragraph" style:name="P72" style:parent-style-name="Standard">
      <style:text-properties fo:font-weight="bold" officeooo:paragraph-rsid="00400f98" officeooo:rsid="003e8093" style:font-weight-asian="bold" style:font-weight-complex="bold" style:text-underline-color="font-color" style:text-underline-style="solid" style:text-underline-width="auto"/>
    </style:style>
    <style:style style:family="paragraph" style:name="P73" style:parent-style-name="Standard">
      <style:text-properties fo:font-weight="bold" officeooo:paragraph-rsid="002d2aa3" officeooo:rsid="002d2aa3" style:font-weight-asian="bold" style:font-weight-complex="bold" style:text-underline-style="none"/>
    </style:style>
    <style:style style:family="paragraph" style:name="P74" style:parent-style-name="Standard">
      <style:text-properties fo:font-weight="normal" officeooo:paragraph-rsid="00312656" officeooo:rsid="002dd52b" style:font-weight-asian="normal" style:font-weight-complex="normal" style:text-underline-style="none"/>
    </style:style>
    <style:style style:family="paragraph" style:name="P75" style:parent-style-name="Standard">
      <style:text-properties fo:font-weight="normal" officeooo:paragraph-rsid="00319d29" officeooo:rsid="002dd52b" style:font-weight-asian="normal" style:font-weight-complex="normal" style:text-underline-style="none"/>
    </style:style>
    <style:style style:family="paragraph" style:name="P76" style:parent-style-name="Standard">
      <loext:graphic-properties draw:fill="none"/>
      <style:paragraph-properties fo:background-color="transparent" fo:margin-left="0cm" fo:margin-right="0cm" fo:text-indent="0cm" style:auto-text-indent="false"/>
      <style:text-properties officeooo:paragraph-rsid="00380d0c" officeooo:rsid="00380d0c"/>
    </style:style>
    <style:style style:family="paragraph" style:name="P77" style:parent-style-name="Standard">
      <loext:graphic-properties draw:fill="none"/>
      <style:paragraph-properties fo:background-color="transparent" fo:margin-left="0cm" fo:margin-right="0cm" fo:text-indent="0cm" style:auto-text-indent="false"/>
      <style:text-properties officeooo:paragraph-rsid="0039e232"/>
    </style:style>
    <style:style style:family="paragraph" style:master-page-name="" style:name="P78" style:parent-style-name="Standard">
      <loext:graphic-properties draw:fill="none"/>
      <style:paragraph-properties fo:background-color="transparent" fo:margin-left="0cm" fo:margin-right="0cm" fo:text-indent="0.9cm" style:auto-text-indent="false" style:page-number="auto"/>
      <style:text-properties officeooo:paragraph-rsid="0039e232"/>
    </style:style>
    <style:style style:family="paragraph" style:name="P79" style:parent-style-name="Standard">
      <loext:graphic-properties draw:fill="none"/>
      <style:paragraph-properties fo:background-color="transparent" fo:margin-left="0cm" fo:margin-right="0cm" fo:text-indent="0.9cm" style:auto-text-indent="false"/>
      <style:text-properties officeooo:paragraph-rsid="0039e232"/>
    </style:style>
    <style:style style:family="paragraph" style:name="P80" style:parent-style-name="Standard">
      <style:text-properties fo:font-size="10.6999998092651pt" style:font-size-asian="10.6999998092651pt" style:font-size-complex="10.6999998092651pt"/>
    </style:style>
    <style:style style:family="paragraph" style:master-page-name="" style:name="P81" style:parent-style-name="Standard">
      <loext:graphic-properties draw:fill="none"/>
      <style:paragraph-properties fo:background-color="transparent" fo:margin-left="0cm" fo:margin-right="0cm" fo:text-indent="0.9cm" style:auto-text-indent="false" style:page-number="auto"/>
      <style:text-properties officeooo:paragraph-rsid="003c964c" officeooo:rsid="003c964c"/>
    </style:style>
    <style:style style:family="paragraph" style:name="P82" style:parent-style-name="Standard">
      <loext:graphic-properties draw:fill="none"/>
      <style:paragraph-properties fo:background-color="transparent" fo:margin-left="0cm" fo:margin-right="0cm" fo:text-indent="0cm" style:auto-text-indent="false"/>
      <style:text-properties officeooo:paragraph-rsid="003c964c" officeooo:rsid="003c964c"/>
    </style:style>
    <style:style style:family="paragraph" style:name="P83" style:parent-style-name="Standard">
      <style:text-properties officeooo:paragraph-rsid="003e8093" officeooo:rsid="003e8093"/>
    </style:style>
    <style:style style:family="paragraph" style:master-page-name="" style:name="P84" style:parent-style-name="Standard">
      <loext:graphic-properties draw:fill="none"/>
      <style:paragraph-properties fo:background-color="transparent" fo:margin-left="0.4cm" fo:margin-right="0cm" fo:text-indent="0.4cm" style:auto-text-indent="false" style:page-number="auto"/>
      <style:text-properties officeooo:paragraph-rsid="003e8093" officeooo:rsid="003e8093"/>
    </style:style>
    <style:style style:family="paragraph" style:name="P85" style:parent-style-name="Standard">
      <loext:graphic-properties draw:fill="none"/>
      <style:paragraph-properties fo:background-color="transparent" fo:margin-left="0.4cm" fo:margin-right="0cm" fo:text-indent="0.4cm" style:auto-text-indent="false"/>
      <style:text-properties officeooo:paragraph-rsid="003e8093" officeooo:rsid="003e8093"/>
    </style:style>
    <style:style style:family="paragraph" style:name="P86" style:parent-style-name="Standard">
      <style:text-properties officeooo:paragraph-rsid="00448415" officeooo:rsid="00448415"/>
    </style:style>
    <style:style style:family="paragraph" style:name="P87" style:parent-style-name="Standard">
      <loext:graphic-properties draw:fill-hatch-name="hatch"/>
      <style:paragraph-properties fo:margin-bottom="0.254cm" fo:margin-top="0cm" style:contextual-spacing="false"/>
      <style:text-properties officeooo:paragraph-rsid="004a09cf"/>
    </style:style>
    <style:style style:family="paragraph" style:name="P88" style:parent-style-name="Standard">
      <loext:graphic-properties draw:fill-hatch-name="hatch"/>
      <style:paragraph-properties fo:margin-bottom="0.254cm" fo:margin-top="0cm" style:contextual-spacing="false"/>
    </style:style>
    <style:style style:family="paragraph" style:name="P89" style:parent-style-name="Standard">
      <style:text-properties fo:font-size="9.5pt" officeooo:paragraph-rsid="0067401f" style:font-size-asian="9.5pt" style:font-size-complex="9.5pt"/>
    </style:style>
    <style:style style:family="paragraph" style:name="P90" style:parent-style-name="Standard">
      <style:text-properties fo:font-size="9.5pt" officeooo:paragraph-rsid="00688274" officeooo:rsid="00688274" style:font-size-asian="9.5pt" style:font-size-complex="9.5pt"/>
    </style:style>
    <style:style style:family="paragraph" style:name="P91" style:parent-style-name="Standard">
      <style:text-properties fo:font-size="9.5pt" fo:font-weight="bold" officeooo:paragraph-rsid="00688274" officeooo:rsid="00688274" style:font-size-asian="9.5pt" style:font-size-complex="9.5pt" style:font-weight-asian="bold" style:font-weight-complex="bold"/>
    </style:style>
    <style:style style:family="paragraph" style:name="P92" style:parent-style-name="Standard">
      <style:text-properties fo:font-size="9.5pt" fo:font-weight="bold" officeooo:paragraph-rsid="006ac2a8" officeooo:rsid="006ac2a8" style:font-size-asian="9.5pt" style:font-size-complex="9.5pt" style:font-weight-asian="bold" style:font-weight-complex="bold"/>
    </style:style>
    <style:style style:family="paragraph" style:name="P93" style:parent-style-name="Standard">
      <style:text-properties officeooo:paragraph-rsid="00705c0c"/>
    </style:style>
    <style:style style:family="paragraph" style:name="P94" style:parent-style-name="Standard">
      <style:text-properties officeooo:paragraph-rsid="00729691" officeooo:rsid="00729691"/>
    </style:style>
    <style:style style:family="paragraph" style:name="P95" style:parent-style-name="Standard">
      <style:text-properties officeooo:paragraph-rsid="00752272"/>
    </style:style>
    <style:style style:family="paragraph" style:name="P96" style:parent-style-name="Standard">
      <style:text-properties officeooo:paragraph-rsid="00752272" officeooo:rsid="00752272"/>
    </style:style>
    <style:style style:family="paragraph" style:name="P97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98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804edc" officeooo:rsid="00804edc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99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78edd5" officeooo:rsid="0078edd5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00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7a8122" officeooo:rsid="007a8122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01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8ab261" officeooo:rsid="008ab261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02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856c51" officeooo:rsid="00856c51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03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7b12b0" officeooo:rsid="007b12b0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04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7ebc30" officeooo:rsid="007b7a26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05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7ebc30" officeooo:rsid="007ebc30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06" style:parent-style-name="Table_20_Contents">
      <style:paragraph-properties fo:text-align="start" style:justify-single-word="false"/>
      <style:text-properties fo:color="#000000" fo:font-size="11pt" fo:font-style="normal" fo:font-weight="normal" fo:text-shadow="none" loext:opacity="100%" style:font-name="Liberation Serif" style:font-size-asian="11pt" style:font-size-complex="11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07" style:parent-style-name="Table_20_Contents">
      <style:paragraph-properties fo:text-align="start" style:justify-single-word="false"/>
      <style:text-properties fo:color="#000000" fo:font-size="11pt" fo:font-style="normal" fo:font-weight="normal" fo:text-shadow="none" loext:opacity="100%" officeooo:paragraph-rsid="00365b6b" officeooo:rsid="00365b6b" style:font-name="Liberation Serif" style:font-size-asian="11pt" style:font-size-complex="11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08" style:parent-style-name="Table_20_Contents">
      <style:paragraph-properties fo:text-align="start" style:justify-single-word="false"/>
      <style:text-properties fo:color="#000000" fo:font-size="11pt" fo:font-style="normal" fo:font-weight="normal" fo:text-shadow="none" loext:opacity="100%" officeooo:paragraph-rsid="00bbe3a6" officeooo:rsid="00365b6b" style:font-name="Liberation Serif" style:font-size-asian="11pt" style:font-size-complex="11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09" style:parent-style-name="Table_20_Contents">
      <style:paragraph-properties fo:text-align="start" style:justify-single-word="false"/>
      <style:text-properties fo:color="#000000" fo:font-size="11pt" fo:font-style="normal" fo:font-weight="normal" fo:text-shadow="none" loext:opacity="100%" officeooo:paragraph-rsid="00354e5b" officeooo:rsid="00354e5b" style:font-name="Liberation Serif" style:font-size-asian="11pt" style:font-size-complex="11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10" style:parent-style-name="Table_20_Contents">
      <style:paragraph-properties fo:text-align="start" style:justify-single-word="false"/>
      <style:text-properties fo:color="#000000" fo:font-size="12pt" fo:font-style="normal" fo:font-weight="normal" fo:text-shadow="none" loext:opacity="100%" officeooo:paragraph-rsid="008e8a69" officeooo:rsid="008e8a69" style:font-name="Liberation Serif" style:font-size-asian="12pt" style:font-size-complex="12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11" style:parent-style-name="Table_20_Contents">
      <style:paragraph-properties fo:text-align="start" style:justify-single-word="false"/>
      <style:text-properties fo:color="#000000" fo:font-size="12pt" fo:font-style="normal" fo:font-weight="normal" fo:text-shadow="none" loext:opacity="100%" style:font-name="Liberation Serif" style:font-size-asian="12pt" style:font-size-complex="12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12" style:parent-style-name="Standard">
      <style:text-properties officeooo:paragraph-rsid="00987b29"/>
    </style:style>
    <style:style style:family="paragraph" style:name="P113" style:parent-style-name="Standard">
      <style:paragraph-properties fo:break-before="page"/>
      <style:text-properties officeooo:paragraph-rsid="00987b29"/>
    </style:style>
    <style:style style:family="paragraph" style:name="P114" style:parent-style-name="Standard">
      <loext:graphic-properties draw:fill="none"/>
      <style:paragraph-properties fo:background-color="transparent" fo:margin-left="0cm" fo:margin-right="0cm" fo:text-indent="0cm" style:auto-text-indent="false"/>
      <style:text-properties officeooo:paragraph-rsid="0039e232" officeooo:rsid="0039e232"/>
    </style:style>
    <style:style style:family="paragraph" style:name="P115" style:parent-style-name="Standard">
      <style:text-properties fo:color="#202124" fo:font-variant="normal" fo:font-weight="bold" fo:letter-spacing="normal" fo:text-transform="none" loext:opacity="100%" officeooo:paragraph-rsid="00752272" officeooo:rsid="00752272" style:font-weight-asian="bold" style:font-weight-complex="bold"/>
    </style:style>
    <style:style style:family="paragraph" style:name="P116" style:parent-style-name="Standard">
      <style:text-properties officeooo:paragraph-rsid="00752272" officeooo:rsid="008ebc33"/>
    </style:style>
    <style:style style:family="paragraph" style:name="P117" style:parent-style-name="Standard">
      <style:text-properties officeooo:paragraph-rsid="009113d0" officeooo:rsid="009113d0"/>
    </style:style>
    <style:style style:family="paragraph" style:master-page-name="" style:name="P118" style:parent-style-name="Standard">
      <loext:graphic-properties draw:fill="none" draw:fill-gradient-name="gradient" draw:fill-hatch-name="hatch"/>
      <style:paragraph-properties fo:background-color="transparent" fo:border="none" fo:margin-left="0cm" fo:margin-right="0cm" fo:padding="0.051cm" fo:text-align="start" fo:text-indent="0cm" style:auto-text-indent="false" style:justify-single-word="false" style:page-number="auto"/>
      <style:text-properties fo:font-size="11.5pt" fo:font-weight="normal" officeooo:paragraph-rsid="0023ee0d" style:font-size-asian="11.5pt" style:font-size-complex="11.5pt" style:font-weight-asian="normal" style:font-weight-complex="normal"/>
    </style:style>
    <style:style style:family="paragraph" style:name="P119" style:parent-style-name="Standard">
      <loext:graphic-properties draw:fill-gradient-name="gradient" draw:fill-hatch-name="hatch"/>
      <style:paragraph-properties fo:margin-bottom="0cm" fo:margin-top="2.032cm" style:contextual-spacing="false"/>
      <style:text-properties officeooo:paragraph-rsid="00291473"/>
    </style:style>
    <style:style style:family="paragraph" style:name="P120" style:parent-style-name="Standard">
      <loext:graphic-properties draw:fill-gradient-name="gradient" draw:fill-hatch-name="hatch"/>
      <style:paragraph-properties fo:margin-bottom="0cm" fo:margin-top="2.032cm" style:contextual-spacing="false"/>
    </style:style>
    <style:style style:family="paragraph" style:name="P121" style:parent-style-name="Standard">
      <loext:graphic-properties draw:fill-hatch-name="hatch"/>
      <style:paragraph-properties fo:border-bottom="none" fo:border-left="0.06pt solid #000000" fo:border-right="0.06pt solid #000000" fo:border-top="none" fo:padding="0.049cm"/>
    </style:style>
    <style:style style:family="paragraph" style:name="P122" style:parent-style-name="Standard">
      <loext:graphic-properties draw:fill-gradient-name="gradient" draw:fill-hatch-name="hatch"/>
      <style:paragraph-properties fo:border-bottom="none" fo:border-left="0.06pt solid #000000" fo:border-right="0.06pt solid #000000" fo:border-top="0.06pt solid #000000" fo:padding="0.049cm"/>
    </style:style>
    <style:style style:family="paragraph" style:name="P123" style:parent-style-name="Standard">
      <style:text-properties officeooo:paragraph-rsid="00bc9d9a" officeooo:rsid="00bc9d9a"/>
    </style:style>
    <style:style style:family="paragraph" style:name="P124" style:parent-style-name="Standard">
      <style:text-properties officeooo:paragraph-rsid="00bcc00c"/>
    </style:style>
    <style:style style:family="paragraph" style:master-page-name="Standard" style:name="P125" style:parent-style-name="Standard">
      <style:paragraph-properties style:page-number="auto"/>
      <style:text-properties fo:font-weight="bold" officeooo:paragraph-rsid="009113d0" officeooo:rsid="009113d0" style:font-weight-asian="bold" style:font-weight-complex="bold"/>
    </style:style>
    <style:style style:family="paragraph" style:name="P126" style:parent-style-name="Heading_20_3">
      <loext:graphic-properties draw:fill-gradient-name="gradient" draw:fill-hatch-name="hatch"/>
      <style:paragraph-properties fo:margin-bottom="1.016cm" fo:margin-top="1.016cm" fo:text-align="center" style:contextual-spacing="false" style:justify-single-word="false"/>
      <style:text-properties fo:font-size="15pt" style:font-size-asian="15pt" style:font-size-complex="15pt"/>
    </style:style>
    <style:style style:family="paragraph" style:name="P127" style:parent-style-name="Heading_20_3">
      <style:text-properties officeooo:paragraph-rsid="003e11f7"/>
    </style:style>
    <style:style style:family="paragraph" style:name="P128" style:parent-style-name="Heading_20_3">
      <style:text-properties officeooo:paragraph-rsid="003e8093"/>
    </style:style>
    <style:style style:family="paragraph" style:name="P129" style:parent-style-name="Heading_20_3">
      <style:text-properties officeooo:paragraph-rsid="0065643c"/>
    </style:style>
    <style:style style:family="paragraph" style:name="P130" style:parent-style-name="Heading_20_3">
      <style:paragraph-properties fo:break-before="page"/>
      <style:text-properties officeooo:paragraph-rsid="009f3e62"/>
    </style:style>
    <style:style style:family="paragraph" style:name="P131" style:parent-style-name="Heading_20_3">
      <style:paragraph-properties>
        <style:tab-stops>
          <style:tab-stop style:position="13.804cm"/>
        </style:tab-stops>
      </style:paragraph-properties>
    </style:style>
    <style:style style:family="paragraph" style:master-page-name="Landscape" style:name="P132" style:parent-style-name="Heading_20_3">
      <style:paragraph-properties style:page-number="auto"/>
    </style:style>
    <style:style style:family="paragraph" style:name="P133" style:parent-style-name="Heading_20_3">
      <style:text-properties officeooo:paragraph-rsid="00987b29"/>
    </style:style>
    <style:style style:family="paragraph" style:name="P134" style:parent-style-name="Heading_20_3">
      <style:text-properties officeooo:paragraph-rsid="009986dc"/>
    </style:style>
    <style:style style:family="text" style:name="T1">
      <style:text-properties fo:font-size="10pt" style:font-size-asian="10pt" style:font-size-complex="10pt"/>
    </style:style>
    <style:style style:family="text" style:name="T2">
      <style:text-properties fo:font-size="10pt" officeooo:rsid="00200dbe" style:font-size-asian="10pt" style:font-size-complex="10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officeooo:rsid="006164b2" style:font-weight-asian="bold" style:font-weight-complex="bold"/>
    </style:style>
    <style:style style:family="text" style:name="T5">
      <style:text-properties fo:font-weight="bold" officeooo:rsid="00521b7d" style:font-weight-asian="bold" style:font-weight-complex="bold"/>
    </style:style>
    <style:style style:family="text" style:name="T6">
      <style:text-properties fo:font-weight="bold" officeooo:rsid="006ac2a8" style:font-weight-asian="bold" style:font-weight-complex="bold"/>
    </style:style>
    <style:style style:family="text" style:name="T7">
      <style:text-properties officeooo:rsid="0023ee0d"/>
    </style:style>
    <style:style style:family="text" style:name="T8">
      <style:text-properties officeooo:rsid="0025cc04"/>
    </style:style>
    <style:style style:family="text" style:name="T9">
      <style:text-properties officeooo:rsid="0033e668"/>
    </style:style>
    <style:style style:family="text" style:name="T10">
      <style:text-properties officeooo:rsid="0036019c"/>
    </style:style>
    <style:style style:family="text" style:name="T11">
      <style:text-properties officeooo:rsid="0039e232"/>
    </style:style>
    <style:style style:family="text" style:name="T12">
      <style:text-properties officeooo:rsid="003e11f7"/>
    </style:style>
    <style:style style:family="text" style:name="T13">
      <style:text-properties officeooo:rsid="00441164"/>
    </style:style>
    <style:style style:family="text" style:name="T14">
      <style:text-properties officeooo:rsid="00485c0d"/>
    </style:style>
    <style:style style:family="text" style:name="T15">
      <style:text-properties officeooo:rsid="004f3680"/>
    </style:style>
    <style:style style:family="text" style:name="T16">
      <style:text-properties officeooo:rsid="004fa3f4"/>
    </style:style>
    <style:style style:family="text" style:name="T17">
      <style:text-properties officeooo:rsid="0050d6ef"/>
    </style:style>
    <style:style style:family="text" style:name="T18">
      <style:text-properties officeooo:rsid="005454df"/>
    </style:style>
    <style:style style:family="text" style:name="T19">
      <style:text-properties officeooo:rsid="00578bba"/>
    </style:style>
    <style:style style:family="text" style:name="T20">
      <style:text-properties officeooo:rsid="00596805"/>
    </style:style>
    <style:style style:family="text" style:name="T21">
      <style:text-properties officeooo:rsid="005b6d5d"/>
    </style:style>
    <style:style style:family="text" style:name="T22">
      <style:text-properties officeooo:rsid="006164b2"/>
    </style:style>
    <style:style style:family="text" style:name="T23">
      <style:text-properties officeooo:rsid="006ac2a8"/>
    </style:style>
    <style:style style:family="text" style:name="T24">
      <style:text-properties officeooo:rsid="00744c77"/>
    </style:style>
    <style:style style:family="text" style:name="T25">
      <style:text-properties fo:color="#202124" fo:font-variant="normal" fo:letter-spacing="normal" fo:text-transform="none" loext:opacity="100%"/>
    </style:style>
    <style:style style:family="text" style:name="T26">
      <style:text-properties fo:color="#202124" fo:font-variant="normal" fo:letter-spacing="normal" fo:text-transform="none" loext:opacity="100%" officeooo:rsid="00744c77"/>
    </style:style>
    <style:style style:family="text" style:name="T27">
      <style:text-properties officeooo:rsid="00804edc"/>
    </style:style>
    <style:style style:family="text" style:name="T28">
      <style:text-properties officeooo:rsid="0085cf6d"/>
    </style:style>
    <style:style style:family="text" style:name="T29">
      <style:text-properties officeooo:rsid="008ab261"/>
    </style:style>
    <style:style style:family="text" style:name="T30">
      <style:text-properties officeooo:rsid="0092824b"/>
    </style:style>
    <style:style style:family="text" style:name="T31">
      <style:text-properties officeooo:rsid="00987b29"/>
    </style:style>
    <style:style style:family="text" style:name="T32">
      <style:text-properties officeooo:rsid="009986dc"/>
    </style:style>
    <style:style style:family="section" style:name="Sect1">
      <style:section-properties style:editable="false" text:dont-balance-text-columns="false">
        <style:columns fo:column-count="4">
          <style:column fo:end-indent="0.254cm" fo:start-indent="0cm" style:rel-width="2995*"/>
          <style:column fo:end-indent="0cm" fo:start-indent="0.254cm" style:rel-width="1821*"/>
          <style:column fo:end-indent="0cm" fo:start-indent="0cm" style:rel-width="2784*"/>
          <style:column fo:end-indent="0cm" fo:start-indent="0cm" style:rel-width="2041*"/>
        </style:columns>
      </style:section-properties>
    </style:style>
    <style:style style:family="section" style:name="Sect2">
      <style:section-properties style:editable="false" text:dont-balance-text-columns="false">
        <style:columns fo:column-count="2">
          <style:column fo:end-indent="0cm" fo:start-indent="0cm" style:rel-width="2592*"/>
          <style:column fo:end-indent="0cm" fo:start-indent="0cm" style:rel-width="7380*"/>
        </style:columns>
      </style:section-properties>
    </style:style>
    <style:style style:family="section" style:name="Sect3">
      <style:section-properties style:editable="false" text:dont-balance-text-columns="false">
        <style:columns fo:column-count="6">
          <style:column fo:end-indent="0cm" fo:start-indent="0cm" style:rel-width="1843*"/>
          <style:column fo:end-indent="0cm" fo:start-indent="0cm" style:rel-width="605*"/>
          <style:column fo:end-indent="0cm" fo:start-indent="0cm" style:rel-width="3168*"/>
          <style:column fo:end-indent="0cm" fo:start-indent="0cm" style:rel-width="576*"/>
          <style:column fo:end-indent="0cm" fo:start-indent="0cm" style:rel-width="2825*"/>
          <style:column fo:end-indent="0cm" fo:start-indent="0cm" style:rel-width="624*"/>
        </style:columns>
      </style:section-properties>
    </style:style>
    <style:style style:family="section" style:name="Sect4">
      <style:section-properties style:editable="false" text:dont-balance-text-columns="false">
        <style:columns fo:column-count="2">
          <style:column fo:end-indent="0cm" fo:start-indent="0cm" style:rel-width="3542*"/>
          <style:column fo:end-indent="0cm" fo:start-indent="0cm" style:rel-width="6430*"/>
        </style:columns>
      </style:section-properties>
    </style:style>
    <style:style style:family="section" style:name="Sect5">
      <style:section-properties style:editable="false" text:dont-balance-text-columns="false">
        <style:columns fo:column-count="4" fo:column-gap="0cm">
          <style:column fo:end-indent="0cm" fo:start-indent="0cm" style:rel-width="16383*"/>
          <style:column fo:end-indent="0cm" fo:start-indent="0cm" style:rel-width="16383*"/>
          <style:column fo:end-indent="0cm" fo:start-indent="0cm" style:rel-width="16383*"/>
          <style:column fo:end-indent="0cm" fo:start-indent="0cm" style:rel-width="16386*"/>
        </style:columns>
      </style:section-properties>
    </style:style>
    <style:style style:family="section" style:name="Sect6">
      <style:section-properties style:editable="false" text:dont-balance-text-columns="false">
        <style:columns fo:column-count="2" fo:column-gap="0cm">
          <style:column fo:end-indent="0cm" fo:start-indent="0cm" style:rel-width="32767*"/>
          <style:column fo:end-indent="0cm" fo:start-indent="0cm" style:rel-width="32768*"/>
        </style:columns>
      </style:section-properties>
    </style:style>
    <style:style style:family="section" style:name="Sect7">
      <style:section-properties style:editable="false" text:dont-balance-text-columns="false">
        <style:columns fo:column-count="3">
          <style:column fo:end-indent="0cm" fo:start-indent="0cm" style:rel-width="2880*"/>
          <style:column fo:end-indent="0cm" fo:start-indent="0cm" style:rel-width="6090*"/>
          <style:column fo:end-indent="0cm" fo:start-indent="0cm" style:rel-width="1002*"/>
        </style:columns>
      </style:section-properties>
    </style:style>
    <style:style style:family="section" style:name="Sect8">
      <style:section-properties style:editable="false" text:dont-balance-text-columns="false">
        <style:columns fo:column-count="2">
          <style:column fo:end-indent="0cm" fo:start-indent="0cm" style:rel-width="2448*"/>
          <style:column fo:end-indent="0cm" fo:start-indent="0cm" style:rel-width="7524*"/>
        </style:columns>
      </style:section-properties>
    </style:style>
    <style:style style:family="section" style:name="Sect9">
      <style:section-properties style:editable="false" text:dont-balance-text-columns="false">
        <style:columns fo:column-count="2">
          <style:column fo:end-indent="0cm" fo:start-indent="0cm" style:rel-width="2441*"/>
          <style:column fo:end-indent="0cm" fo:start-indent="0cm" style:rel-width="7531*"/>
        </style:columns>
      </style:section-properties>
    </style:style>
    <style:style style:family="section" style:name="Sect10">
      <style:section-properties style:editable="false" text:dont-balance-text-columns="false">
        <style:columns fo:column-count="2">
          <style:column fo:end-indent="0cm" fo:start-indent="0cm" style:rel-width="7862*"/>
          <style:column fo:end-indent="0cm" fo:start-indent="0cm" style:rel-width="2110*"/>
        </style:columns>
      </style:section-properties>
    </style:style>
    <style:style style:family="section" style:name="Sect11">
      <style:section-properties style:editable="false" text:dont-balance-text-columns="false">
        <style:columns fo:column-count="2">
          <style:column fo:end-indent="0cm" fo:start-indent="0cm" style:rel-width="7704*"/>
          <style:column fo:end-indent="0cm" fo:start-indent="0cm" style:rel-width="2268*"/>
        </style:columns>
      </style:section-properties>
    </style:style>
    <number:number-style number:country="CZ" number:language="cs" style:name="N10000">
      <number:number number:min-integer-digits="1"/>
    </number:number-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ář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3" text:style-name="P126">Zpráva o revizi elektrické instalace – Výchozí FVE</text:h>
      <text:p text:style-name="P4"><text:span text:style-name="T1">Revize provedena v souladu s ČSN 331500 (Z1-Z4/2007), ČSN 33 2000-6 ed. 2 (3/2017), ČSN </text:span><text:span text:style-name="T2">3</text:span><text:span text:style-name="T1">3 2130 ed. 3</text:span></text:p>
      <text:p text:style-name="P5"/>
      <text:section text:name="Section1" text:style-name="Sect1">
        <text:p text:style-name="P6">Datum vypracování revizní zprávy:</text:p>
        <text:p text:style-name="P7"><text:tab/></text:p>
        <text:p text:style-name="datumVypracovaniRevize">29.12.2021</text:p>
        <text:p text:style-name="P17"/>
        <text:p text:style-name="P6">Datum ukončení revize:</text:p>
        <text:p text:style-name="P6">Datum předání revizní zprávy:</text:p>
        <text:p text:style-name="datumUkonceniRevize">29.12.2022</text:p>
        <text:p text:style-name="datumPredaniRevize">30.12.2022</text:p>
      </text:section>
      <text:p text:style-name="P123">)</text:p>
      <text:p text:style-name="P5"/>
      <text:section text:name="Section2" text:style-name="Sect2">
        <text:p text:style-name="P5">Objednatel:</text:p>
        <text:p text:style-name="P5"/>
        <text:p text:style-name="P5">Revidovaný objekt:</text:p>
        <text:p text:style-name="objednatelUliceMestoZeme">Alza a.s., Na Spravedlnosti Pisek 397 01, CZ</text:p>
        <text:p text:style-name="P23"/>
        <text:p text:style-name="revidovanyObjekt">Technologie FVE na objektu bytového domu, Na Spravedlnosti Pisek 397 01 CZ</text:p>
      </text:section>
      <text:p text:style-name="P24"/>
      <text:p text:style-name="Standard"/>
      <text:section text:name="Section3" text:style-name="Sect3">
        <text:p text:style-name="P5">Nová instalace</text:p>
        <text:p text:style-name="novaInstalace">Ano</text:p>
        <text:p text:style-name="P5">Doplnění existující instalace:</text:p>
        <text:p text:style-name="P25">Ne</text:p>
        <text:p text:style-name="P5">Změna existující instalace:</text:p>
        <text:p text:style-name="P25">Ne</text:p>
      </text:section>
      <text:p text:style-name="Standard"/>
      <text:p text:style-name="P3">Rozsah revidovaného zařízení viz bod č. 3 - Předmět revize</text:p>
      <text:section text:name="Section4" text:style-name="Sect4">
        <text:p text:style-name="P44">Revizní technik, číslo osv.:</text:p>
        <text:p text:style-name="P44">Telefon, e-mail:</text:p>
        <text:p text:style-name="P44">Adresa revizního technika:</text:p>
        <text:p text:style-name="P45">René <text:span text:style-name="T8">Moun</text:span>, 1674/2/20/R-EZ-E2A</text:p>
        <text:p text:style-name="P44">Ostrov 32, Prachatice</text:p>
        <text:p text:style-name="Standard">722 006 523, elzservis@seznam.cz</text:p>
      </text:section>
      <text:p text:style-name="Standard"/>
      <text:p text:style-name="P46">Po provedené prohlídce, zkoušení a měření posuzovaného elektrické instalace podávám následující</text:p>
      <text:p text:style-name="P46"/>
      <text:p text:style-name="P26">CELKOVÝ POSUDEK</text:p>
      <text:p text:style-name="P27">ELEKTRICKÁ INSTALACE JE Z HLEDISKA BEZPEČNOSTI </text:p>
      <text:p text:style-name="P27">V ROZSAHU REVIZE SCHOPNA BEZPEČNÉHO PROVOZU</text:p>
      <text:p text:style-name="P47"/>
      <text:p text:style-name="P49">Výsledky této revize se vztahují pouze na posuzovaný předmět revize.</text:p>
      <text:p text:style-name="P48"/>
      <text:p text:style-name="P118">V souladu s ČSN 331500 (Z3/2004), příloha 2, byl doporučen t<text:span text:style-name="T7">e</text:span>rmín příští pravidelné revize za <text:span text:style-name="T3">2 roky</text:span></text:p>
      <text:p text:style-name="P49">Upozornění: ČSN 33 1500 čl. 3.9 Pravidelná revize musí být provedena nejpozději v roce, do kterého spadá konec <text:span text:style-name="T7">stanovené lhůty od doby provedení poslední revize.</text:span></text:p>
      <text:p text:style-name="P50"/>
      <text:p text:style-name="P51"/>
      <text:section text:name="Section5" text:style-name="Sect5">
        <text:p text:style-name="P51">Počet vyhotovení:</text:p>
        <text:p text:style-name="P50">Zpráva obsahuje stran:</text:p>
        <text:p text:style-name="P51">2 provozovatel</text:p>
        <text:p text:style-name="P51"/>
        <text:p text:style-name="P51">Počet příloh:</text:p>
        <text:p text:style-name="P51"/>
        <text:p text:style-name="P51">1 RT</text:p>
        <text:p text:style-name="P65">8</text:p>
      </text:section>
      <text:p text:style-name="P51"/>
      <text:p text:style-name="P50"/>
      <text:section text:name="Sekce1" text:style-name="Sect6">
        <text:p text:style-name="P52">Podpis objednatele:</text:p>
        <text:p text:style-name="P52">Razítko a podpis revizního technika:</text:p>
      </text:section>
      <text:section text:name="Sekce2" text:style-name="Sect6">
        <text:p text:style-name="P119">-------------------------------------</text:p>
        <text:p text:style-name="P120">-------------------------------------</text:p>
      </text:section>
      <text:h text:outline-level="3" text:style-name="Heading_20_3"><text:soft-page-break/><text:span text:style-name="T12">1. </text:span>Základní údaje</text:h>
      <text:section text:name="Sekce3" text:style-name="Sect6">
        <text:p text:style-name="P73">Jmenovitá napětí:</text:p>
        <text:p text:style-name="P68">AC 3PEN~ 50Hz 400V/TN-C</text:p>
        <text:p text:style-name="P69">AC 3NPE~ 50Hz 400V/TN-S</text:p>
        <text:p text:style-name="P29">DC 1000V Soustava FVE panelů</text:p>
        <text:p text:style-name="P28">Zdroj elektrického proudu:</text:p>
        <text:p text:style-name="distribucniSit">Distribuční síť: EON a.s.</text:p>
        <text:p text:style-name="P53">Bod rozdělení - vstup do rozváděče RS</text:p>
      </text:section>
      <text:p text:style-name="P28"/>
      <text:p text:style-name="P28">Náhradní zdroj elektrického proudu:</text:p>
      <text:section text:name="Sekce4" text:style-name="Sect6">
        <text:p text:style-name="P70">----</text:p>
        <text:p text:style-name="P70">----</text:p>
      </text:section>
      <text:p text:style-name="P30">Zemnič:</text:p>
      <text:p text:style-name="P55">Stávající</text:p>
      <text:p text:style-name="P31">Ochrana před nebezpečným dotykem:</text:p>
      <text:p text:style-name="P54">(ve smyslu ČSN 33 2000-4-41 ed.2 (Z1/2010) a ČSN EN 61140 ed.3)</text:p>
      <text:section text:name="Sekce5" text:style-name="Sect7">
        <text:p text:style-name="P74">Druh ochranného opatření:</text:p>
        <text:p text:style-name="P56"/>
        <text:p text:style-name="P74">Základní ochrana:</text:p>
        <text:p text:style-name="P56"/>
        <text:p text:style-name="P74">Ochrana při poruše:</text:p>
        <text:p text:style-name="P57"/>
        <text:p text:style-name="P75">Doplňková ochrana:</text:p>
        <text:p text:style-name="P58">Automatické odpojení od zdroje v síti TN (TT, IT)/ č.411</text:p>
        <text:p text:style-name="P59">Dvojitá nebo zesílená izolace / čl.412</text:p>
        <text:p text:style-name="P59">Základní izolace živých částí / Příloha A, čl. A.1</text:p>
        <text:p text:style-name="P59">Přepážky nebo kryty / Příloha A, čl. A.2.</text:p>
        <text:p text:style-name="P59">Automatické odpojení od zdroje (jedna porucha) / čl.411.<text:span text:style-name="T9">3</text:span>.2.</text:p>
        <text:p text:style-name="P60">Ochranné pospojování / čl.411.3.1.2.</text:p>
        <text:p text:style-name="P60">Proudové chrániče / čl.415.1</text:p>
        <text:p text:style-name="P60">Doplňující ochranné pospojování / čl.415.2</text:p>
        <text:p text:style-name="P34">Ano</text:p>
        <text:p text:style-name="P34">Ano</text:p>
        <text:p text:style-name="P34">Ano</text:p>
        <text:p text:style-name="P34">Ano</text:p>
        <text:p text:style-name="P34">Ano</text:p>
        <text:p text:style-name="P34">Ano</text:p>
        <text:p text:style-name="P35">Ano</text:p>
        <text:p text:style-name="P34">Ano</text:p>
      </text:section>
      <text:p text:style-name="P54"/>
      <text:section text:name="Sekce6" text:style-name="Sect6">
        <text:p text:style-name="P32">Ochrana před nebezpečným dotykem:</text:p>
        <text:p text:style-name="pocetFazi">Počet fází: 2</text:p>
      </text:section>
      <text:p text:style-name="Standard"/>
      <table:table table:name="instalovana_zarizeni" table:style-name="instalovana_5f_zarizeni" table:template-name="Default Style">
        <table:table-column table:style-name="instalovana_5f_zarizeni.A"/>
        <table:table-column table:style-name="instalovana_5f_zarizeni.B"/>
        <table:table-column table:style-name="instalovana_5f_zarizeni.C"/>
        <table:table-column table:style-name="instalovana_5f_zarizeni.D"/>
        <table:table-column table:style-name="instalovana_5f_zarizeni.E"/>
        <table:table-row table:style-name="instalovana_5f_zarizeni.1">
          <table:table-cell office:value-type="string" table:style-name="instalovana_5f_zarizeni.A1">
            <text:p text:style-name="P109">Instalovaná zařízení</text:p>
          </table:table-cell>
          <table:table-cell office:value-type="string" table:style-name="instalovana_5f_zarizeni.A1">
            <text:p text:style-name="P109">kW</text:p>
          </table:table-cell>
          <table:table-cell office:value-type="string" table:style-name="instalovana_5f_zarizeni.A1">
            <text:p text:style-name="P109">Připojená zařízení</text:p>
          </table:table-cell>
          <table:table-cell office:value-type="string" table:style-name="instalovana_5f_zarizeni.A1">
            <text:p text:style-name="P109"><text:span text:style-name="T10">k</text:span>W</text:p>
          </table:table-cell>
          <table:table-cell office:value-type="string" table:style-name="instalovana_5f_zarizeni.E1">
            <text:p text:style-name="P109">Celkem instalováno kW:</text:p>
          </table:table-cell>
        </table:table-row>
        <table:table-row table:style-name="instalovana_5f_zarizeni.1">
          <table:table-cell office:value-type="string" table:style-name="instalovana_5f_zarizeni.A2">
            <text:p text:style-name="pocetVykonPanelu"/>
          </table:table-cell>
          <table:table-cell table:style-name="instalovana_5f_zarizeni.B2">
            <text:p text:style-name="kWCelkem"/>
          </table:table-cell>
          <table:table-cell office:value-type="string" table:style-name="instalovana_5f_zarizeni.A2">
            <text:p text:style-name="P106">Motory</text:p>
          </table:table-cell>
          <table:table-cell table:style-name="instalovana_5f_zarizeni.B2">
            <text:p text:style-name="P106"/>
          </table:table-cell>
          <table:table-cell table:style-name="instalovana_5f_zarizeni.E2">
            <text:p text:style-name="kWCelkem1">29</text:p>
          </table:table-cell>
        </table:table-row>
        <table:table-row table:style-name="instalovana_5f_zarizeni.1">
          <table:table-cell office:value-type="string" table:style-name="instalovana_5f_zarizeni.A2">
            <text:p text:style-name="typPanelu"/>
          </table:table-cell>
          <table:table-cell table:style-name="instalovana_5f_zarizeni.B2">
            <text:p text:style-name="P106"/>
          </table:table-cell>
          <table:table-cell office:value-type="string" table:style-name="instalovana_5f_zarizeni.A2">
            <text:p text:style-name="P106">Svítidla</text:p>
          </table:table-cell>
          <table:table-cell table:style-name="instalovana_5f_zarizeni.B2">
            <text:p text:style-name="P106"/>
          </table:table-cell>
          <table:table-cell office:value-type="string" table:style-name="instalovana_5f_zarizeni.E3">
            <text:p text:style-name="P108">Soudobost: 1</text:p>
          </table:table-cell>
        </table:table-row>
        <table:table-row table:style-name="instalovana_5f_zarizeni.1">
          <table:table-cell table:style-name="instalovana_5f_zarizeni.A2">
            <text:p text:style-name="P106">Vlastní 1 ks panelů 5Wp</text:p>
          </table:table-cell>
          <table:table-cell table:style-name="instalovana_5f_zarizeni.B2">
            <text:p text:style-name="P106">5</text:p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E2">
            <text:p text:style-name="P106">5</text:p>
          </table:table-cell>
        </table:table-row>
        <table:table-row table:style-name="instalovana_5f_zarizeni.1">
          <table:table-cell table:style-name="instalovana_5f_zarizeni.A2">
            <text:p text:style-name="P106">Typ: Solarer</text:p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E2">
            <text:p text:style-name="P106"/>
          </table:table-cell>
        </table:table-row>
        <table:table-row table:style-name="instalovana_5f_zarizeni.1">
          <table:table-cell table:style-name="instalovana_5f_zarizeni.A2">
            <text:p text:style-name="P106">Vlastní 2 ks panelů 12Wp</text:p>
          </table:table-cell>
          <table:table-cell table:style-name="instalovana_5f_zarizeni.B2">
            <text:p text:style-name="P106">24</text:p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E2">
            <text:p text:style-name="P106">24</text:p>
          </table:table-cell>
        </table:table-row>
        <table:table-row table:style-name="instalovana_5f_zarizeni.1">
          <table:table-cell table:style-name="instalovana_5f_zarizeni.A2">
            <text:p text:style-name="P106">Typ: Solar Power</text:p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E2">
            <text:p text:style-name="P106"/>
          </table:table-cell>
        </table:table-row>
        <table:table-row table:style-name="instalovana_5f_zarizeni.1">
          <table:table-cell office:value-type="string" table:style-name="instalovana_5f_zarizeni.A2">
            <text:p text:style-name="stridac">Střídač: SXOEdge</text:p>
          </table:table-cell>
          <table:table-cell office:value-type="string" table:style-name="instalovana_5f_zarizeni.A2">
            <text:p text:style-name="P106">69 ks</text:p>
          </table:table-cell>
          <table:table-cell office:value-type="string" table:style-name="instalovana_5f_zarizeni.A2">
            <text:p text:style-name="P106">Jiná</text:p>
          </table:table-cell>
          <table:table-cell table:style-name="instalovana_5f_zarizeni.B2">
            <text:p text:style-name="P106"/>
          </table:table-cell>
          <table:table-cell table:style-name="instalovana_5f_zarizeni.E2">
            <text:p text:style-name="P107"/>
          </table:table-cell>
        </table:table-row>
        <table:table-row table:style-name="instalovana_5f_zarizeni.1">
          <table:table-cell office:value-type="string" table:style-name="instalovana_5f_zarizeni.A2">
            <text:p text:style-name="stridacVyrobniCislo">v.č.: 123ASD4561</text:p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office:value-type="string" table:style-name="instalovana_5f_zarizeni.E5">
            <text:p text:style-name="P107">Příkon celkem kW:</text:p>
          </table:table-cell>
        </table:table-row>
        <table:table-row table:style-name="instalovana_5f_zarizeni.1">
          <table:table-cell table:style-name="instalovana_5f_zarizeni.A2">
            <text:p text:style-name="P106">Střídač: SIXOEDG</text:p>
          </table:table-cell>
          <table:table-cell table:style-name="instalovana_5f_zarizeni.B2">
            <text:p text:style-name="P106">39 ks</text:p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E2">
            <text:p text:style-name="P106"/>
          </table:table-cell>
        </table:table-row>
        <table:table-row table:style-name="instalovana_5f_zarizeni.1">
          <table:table-cell table:style-name="instalovana_5f_zarizeni.A2">
            <text:p text:style-name="P106">v.č.: 789SDFD4561</text:p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E2">
            <text:p text:style-name="P106"/>
          </table:table-cell>
        </table:table-row>
        <table:table-row table:style-name="instalovana_5f_zarizeni.1">
          <table:table-cell office:value-type="string" table:style-name="instalovana_5f_zarizeni.A2">
            <text:p text:style-name="nextStridacePlaceholder"/>
          </table:table-cell>
          <table:table-cell table:style-name="instalovana_5f_zarizeni.B2">
            <text:p text:style-name="nextStridacePlaceholder"/>
          </table:table-cell>
          <table:table-cell table:style-name="instalovana_5f_zarizeni.B2">
            <text:p text:style-name="nextStridacePlaceholder"/>
          </table:table-cell>
          <table:table-cell table:style-name="instalovana_5f_zarizeni.B2">
            <text:p text:style-name="nextStridacePlaceholder"/>
          </table:table-cell>
          <table:table-cell table:style-name="instalovana_5f_zarizeni.E2">
            <text:p text:style-name="nextStridacePlaceholder"/>
          </table:table-cell>
        </table:table-row>
        <table:table-row table:style-name="instalovana_5f_zarizeni.1">
          <table:table-cell office:value-type="string" table:style-name="instalovana_5f_zarizeni.A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office:value-type="string" table:style-name="instalovana_5f_zarizeni.E7">
            <text:p text:style-name="P107">Proud celkem A:</text:p>
          </table:table-cell>
        </table:table-row>
        <table:table-row table:style-name="instalovana_5f_zarizeni.1">
          <table:table-cell office:value-type="string" table:style-name="instalovana_5f_zarizeni.A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E2">
            <text:p text:style-name="P106"/>
          </table:table-cell>
        </table:table-row>
      </table:table>
      <text:p text:style-name="P61"/>
      <text:p text:style-name="P61">Z důvodů nedokončených prací nebyly revidovány následující části:</text:p>
      <text:p text:style-name="P61">------------</text:p>
      <text:p text:style-name="P61"/>
      <text:h text:outline-level="3" text:style-name="Heading_20_3"><text:span text:style-name="T12">2. </text:span>Soupis použitých měřicích přístrojů</text:h>
      <text:p text:style-name="P80">Měření izolačních odporů, impedance smyčky, přechodových odporů, proudových chráničů provedeno přístrojem:</text:p>
      <text:section text:name="Sekce7" text:style-name="Sect8">
        <text:p text:style-name="P78">GIGATESTpro</text:p>
        <text:p text:style-name="P79">ZEROTESTpro</text:p>
        <text:p text:style-name="P79"><text:span text:style-name="T11">F</text:span>ITESTpro</text:p>
        <text:p text:style-name="P114">v.č.: 9136</text:p>
        <text:p text:style-name="P77"><text:span text:style-name="T11">v</text:span>.č.: 9174</text:p>
        <text:p text:style-name="P77">v.č.: 9310</text:p>
      </text:section>
      <text:p text:style-name="P76"/>
      <text:p text:style-name="P76">Měření zemních odporů:</text:p>
      <text:section text:name="Sekce8" text:style-name="Sect9">
        <text:p text:style-name="P81">CA 6416</text:p>
        <text:p text:style-name="P82">v.č.: 115364</text:p>
      </text:section>
      <text:h text:outline-level="3" text:style-name="P127"><text:soft-page-break/>3. Předmět revize - rozsah revidovaného zařízení</text:h>
      <text:p text:style-name="predmetRevize">Předmětem této výchozí revize je elektroinstalace Technologie FVE na objektu BD Na Spravedlnosti Pisek 397 01 CZ</text:p>
      <text:p text:style-name="P67">Předmětem této revize není jiná část elektrické instalace než výše uvedená, revidovány nebyly slaboproudé, telefonní, zvonkové rozvody. Předmětem této revize nejsou zdravotnické prostředky ve smyslu zákona č. 268/2014 Sb. a spotřebiče připojené pohyblivým přívodem dle ČSN 33 1600 ed.2.</text:p>
      <text:p text:style-name="P67"/>
      <text:h text:outline-level="3" text:style-name="P128">4. Předložené doklady (podklady pro provedení revize)</text:h>
      <text:section text:name="Sekce9" text:style-name="Sect10">
        <text:p text:style-name="P71">Podklady</text:p>
        <text:p text:style-name="P83">Výchozí revizní zpráva</text:p>
        <text:p text:style-name="P83">Periodická revizní zpráva</text:p>
        <text:p text:style-name="P83">Protokol o určení vnějších vlivů dle ČSN 332000-5-51 ed.3</text:p>
        <text:p text:style-name="P84">Pro jednoznačné vnější vlivy u objektů či prostorů, které jsou ve smyslu této normy považovány za normální (v souladu s článkem ZA.4), není nutné vypracovávat protokol (NA 512.2.5).</text:p>
        <text:p text:style-name="P85"><text:span text:style-name="T13">P</text:span>rovozovatel byl prokazatelně seznámen s tím, že v případě jiných vnějších vlivů prostředí než v revizi předpokládaných, již nemusí elektrické zařízení vyhovovat svým provedením platným bezpečnostním předpisům a normám.</text:p>
        <text:p text:style-name="P83">Projektová dokumentace elektrického zařízení (instalace)</text:p>
        <text:p text:style-name="P83">Dodavatelská dokumentace</text:p>
        <text:p text:style-name="P86">Certifikáty a prohlášení o shodě na použitá zařízení</text:p>
        <text:p text:style-name="P86">Pokyny pro montáž, uvádění do provozu a údržba zařízení</text:p>
        <text:p text:style-name="P86">Požadavky na obsluhu</text:p>
        <text:p text:style-name="P86">Zkoušky od dodavatelů technologických celků</text:p>
        <text:p text:style-name="P72">Předloženo</text:p>
        <text:p text:style-name="P37">Ano</text:p>
        <text:p text:style-name="P37">Ano</text:p>
        <text:p text:style-name="P38">Ano</text:p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9">Ano</text:p>
        <text:p text:style-name="P40">Ano</text:p>
        <text:p text:style-name="P40">Ano</text:p>
        <text:p text:style-name="P40">Ano</text:p>
        <text:p text:style-name="P40">Ano</text:p>
        <text:p text:style-name="P40">Ano</text:p>
      </text:section>
      <text:p text:style-name="Standard"/>
      <text:h text:is-list-header="true" text:outline-level="3" text:style-name="Heading_20_3">5. Popis revidovaného zařízení (instalace)</text:h>
      <text:section text:name="Sekce10" text:style-name="Sect4">
        <text:p text:style-name="P88">Parametry sítě v průběhu revize:</text:p>
        <text:p text:style-name="P87">440/230V / 50Hz</text:p>
      </text:section>
      <text:p text:style-name="P122">Popis:</text:p>
      <text:p text:style-name="popisRevidovanehoObjektu">Na BD jsou na samonosné konstrukci uloženy FVE panely - 3 ks dle níže rozepsaného použitého materiálu a datasheetů v příloze.</text:p>
      <text:p text:style-name="popisRevidovanehoObjektu1">Panely jsou zapojeny do 16 stringy/ů a odjištěno předepsanými pojistkami v pojistkovém odpojovači. Zároveň je připojena přepěťová ochrana DC technologie.</text:p>
      <text:p text:style-name="popisRevidovanehoObjektu2">Z rozvaděče DC je napájen střídači: SXOEdge 123ASD4561, SIXOEDG 789SDFD4561, který je do sítě připojen přes AC rozvaděč, kde je instalováno rozpadové místo instalace FVE stykačem 1-0 a elektroměrem který měří veškerou vyrobenou el. energii. V tomto rozvaděči jsou instalovány fázové přepěťové ochrany AC. 1+2 st.</text:p>
      <text:p text:style-name="P121">Použitý materiál je typový a má platné prohlášení o shodě.</text:p>
      <text:p text:style-name="popisRevidovanehoObjektu3">Zároveň je doloženo vydání Prohlášení o shodě s PPDS 2021 s vybranými vlastnostmi dle regulace RfG 2016/631 od výrobce střídačů: Solaredge, Solar POWER, , které je v příloze revizní zprávy. Další přílohou revizní zprávy jsou datesheety použitých FVE panelů a střídače.</text:p>
      <text:h text:outline-level="3" text:style-name="P129"><text:soft-page-break/>6. Provedené prohlídky (ČSN 33 2000-6 ed.2 čl. 6.4.2):</text:h>
      <text:p text:style-name="Standard">Způsob ochrany před úrazem elektrickým proudem: ČSN 332000-6 ed.2 čl. 6.4.2.3 a), ČSN 332000- 4- 41 ed.2 a ČSN EN 61140 ed.3, 1.5.2.2.)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p text:style-name="P15"><text:span text:style-name="T3">Ochrana základní izolací živých částí</text:span> (ČSN 33 2000-4-41 ed. 2, příloha A, čl.A.1, ČSN EN 61140 ed.3, čl.<text:span text:style-name="T15">5.2.2.)</text:span></text:p>
          </table:table-cell>
          <table:table-cell office:value-type="string" table:style-name="Table1.B1">
            <text:p text:style-name="P16"><text:span text:style-name="T4">v</text:span><text:span text:style-name="T5">yhovuje</text:span></text:p>
          </table:table-cell>
        </table:table-row>
        <table:table-row>
          <table:table-cell office:value-type="string" table:style-name="Table1.A2">
            <text:p text:style-name="P15"><text:span text:style-name="T3">Ochranné opatření dvojitou nebo zesílenou izolací</text:span> (ČSN 33 2000-4-41 ed.2 čl.412, ČSN EN <text:span text:style-name="T15">61140 ed.3, čl.5.4.2. a čl. 6.3.)</text:span></text:p>
          </table:table-cell>
          <table:table-cell office:value-type="string" table:style-name="Table1.B2">
            <text:p text:style-name="P18">vyhovuje</text:p>
          </table:table-cell>
        </table:table-row>
        <table:table-row>
          <table:table-cell office:value-type="string" table:style-name="Table1.A2">
            <text:p text:style-name="P15"><text:span text:style-name="T3">Ochrana kryty nebo přepážkami</text:span> (ČSN 33 2000-4-41 ed.2 příloha A, čl.A.1.a ČSN EN 61140 <text:s/>ed.3,cl.5.2.<text:span text:style-name="T16">3)</text:span></text:p>
          </table:table-cell>
          <table:table-cell office:value-type="string" table:style-name="Table1.B2">
            <text:p text:style-name="P18">vyhovuje</text:p>
          </table:table-cell>
        </table:table-row>
        <table:table-row>
          <table:table-cell office:value-type="string" table:style-name="Table1.A2">
            <text:p text:style-name="P15"><text:span text:style-name="T3">Ochrana zábranou a polohou</text:span> (ČSN 33 2000-4-41 ed.2, příloha B, čl.B.2. a čl.B.<text:span text:style-name="T17">3</text:span> a ČSN EN <text:span text:style-name="T17">61140 ed.3, čl.5.2.4 a čl 5.2.5)</text:span></text:p>
          </table:table-cell>
          <table:table-cell office:value-type="string" table:style-name="Table1.B2">
            <text:p text:style-name="P18"><text:span text:style-name="T18">v</text:span> instalaci nepoužito</text:p>
          </table:table-cell>
        </table:table-row>
        <table:table-row>
          <table:table-cell office:value-type="string" table:style-name="Table1.A2">
            <text:p text:style-name="P15"><text:span text:style-name="T3">Ochrana malým napětím SELV a PELV </text:span>(ČSN 33 2000-4-41 ed.2, čl.414 a ČSN EN 61140 ed.3, dl.6.7 a čl.6.8.) </text:p>
          </table:table-cell>
          <table:table-cell office:value-type="string" table:style-name="Table1.B2">
            <text:p text:style-name="P19">vyhovuje</text:p>
          </table:table-cell>
        </table:table-row>
        <table:table-row>
          <table:table-cell office:value-type="string" table:style-name="Table1.A2">
            <text:p text:style-name="P15"><text:span text:style-name="T3">Ochrana funkčním malým napětím FELV</text:span> (ČSN 33 2000-4-41 ed.2, čl.411.7.)</text:p>
          </table:table-cell>
          <table:table-cell office:value-type="string" table:style-name="Table1.B2">
            <text:p text:style-name="P18">vyhovuje</text:p>
          </table:table-cell>
        </table:table-row>
        <table:table-row>
          <table:table-cell office:value-type="string" table:style-name="Table1.A2">
            <text:p text:style-name="P15"><text:span text:style-name="T3">Ochranné pospojování a doplňující ochranné pospojování</text:span> - průřezy vodičů ochranného pospojování odpovídají požadavkům ČSN 33 2000-5-54 ed.3, čl. 544, doplňující ochranné <text:span text:style-name="T3">pospojování</text:span> - všechny neživé části upevněných zařízení současně přístupné dotyku a cizí vodivé části včetně jsou navzájem pospojeny (ČSN 33 2000-4-41 ed.2, čl. 415.2.).</text:p>
          </table:table-cell>
          <table:table-cell office:value-type="string" table:style-name="Table1.B2">
            <text:p text:style-name="P18">vyhovuje</text:p>
          </table:table-cell>
        </table:table-row>
        <table:table-row>
          <table:table-cell office:value-type="string" table:style-name="Table1.A2">
            <text:p text:style-name="P15"><text:span text:style-name="T3">Použití protipožárních přepážek a jiných opatření na ochranu před šířením ohně a tepelnými účinky </text:span>- kontrola potvrzení, že opatření jsou v souladu s příslušnými předpisy a technickými normami vydané montážní firmou (ČSN 33 2000-6 ed.2 čl. 6.4.2.3 písmeno b, ČSN 33 2000-4-42, ČSN 33 2000-5-52 ed.2 čl. 527)</text:p>
          </table:table-cell>
          <table:table-cell office:value-type="string" table:style-name="Table1.B2">
            <text:p text:style-name="P18">vyhovuje</text:p>
          </table:table-cell>
        </table:table-row>
        <table:table-row>
          <table:table-cell office:value-type="string" table:style-name="Table1.A2">
            <text:p text:style-name="P15"><text:span text:style-name="T3">Volba vodičů s ohledem na proudovou zatížitelnost a úbytek napětí</text:span> - dostatečné jištění podle elektrického výkonu spotřebiče a odpovídá průřez zvolených vodičů (ČSN 33 2000-6 ed.2 čl. 6.4.2.3 písmeno c, ČSN 33 2000-4-43 kapitola 435, ČSN 33 2000-5-52 ed.2 čl. 524)</text:p>
          </table:table-cell>
          <table:table-cell office:value-type="string" table:style-name="Table1.B2">
            <text:p text:style-name="P18"><text:span text:style-name="T18">v</text:span> instalaci nepoužito</text:p>
          </table:table-cell>
        </table:table-row>
        <table:table-row>
          <table:table-cell office:value-type="string" table:style-name="Table1.A2">
            <text:p text:style-name="P15"><text:span text:style-name="T3">Volba, seřízení, selektivita a koordinace ochranných a kontrolních (monitorovacích) přístrojů </text:span>- (ČSN 33 2000-6 ed.2 čl. 6.4.2.3 písmeno d, ČSN 33 2000-5-537)</text:p>
          </table:table-cell>
          <table:table-cell office:value-type="string" table:style-name="Table1.B2">
            <text:p text:style-name="P18"><text:span text:style-name="T18">v</text:span> instalaci nepoužito</text:p>
          </table:table-cell>
        </table:table-row>
        <table:table-row>
          <table:table-cell office:value-type="string" table:style-name="Table1.A2">
            <text:p text:style-name="P15"><text:span text:style-name="T3">Volba, umístění a instalace přepěťových ochran (SPD)</text:span> - (ČSN 33 2000-6 ed.2 čl. 6.4.2.3 písmeno <text:span text:style-name="T19">e</text:span>, ČSN 33 2000-5-534 ed.2) </text:p>
          </table:table-cell>
          <table:table-cell office:value-type="string" table:style-name="Table1.B2">
            <text:p text:style-name="P20">vyhovuje</text:p>
          </table:table-cell>
        </table:table-row>
        <table:table-row>
          <table:table-cell office:value-type="string" table:style-name="Table1.A2">
            <text:p text:style-name="P15"><text:span text:style-name="T3">Volba, instalace a vhodné umístění vhodných odpojujících a spínacích přístrojů</text:span> – (ČSN 33 2000-6 ed.2 čl. 6.4.2.3 písmeno f, ČSN 33 2000-5-537 <text:span text:style-name="T20">ed.2)2000-5-51 ed.3 čl. 512., ČSN 33 2000-5-52ed.2 čl. 522) 2000-5-51 ed.3 čl.514.3, ČSN EN 60445 ed.4)předměty jsou určeny pro prostředí uvedeného v C/1.(ČSN 33 2000-6 ed.2 čl. 6.4.2.3 písmeno g, ČSN 33 </text:span></text:p>
          </table:table-cell>
          <table:table-cell office:value-type="string" table:style-name="Table1.B2">
            <text:p text:style-name="P20">vyhovuje</text:p>
          </table:table-cell>
        </table:table-row>
        <table:table-row>
          <table:table-cell office:value-type="string" table:style-name="Table1.A2">
            <text:p text:style-name="P15"><text:span text:style-name="T3">Volba zařízení a ochranných opatření přiměřené k vnějším vlivům a mechanickým namáháním</text:span> - elektrické </text:p>
          </table:table-cell>
          <table:table-cell office:value-type="string" table:style-name="Table1.B2">
            <text:p text:style-name="P20">nebylo předmětem revize</text:p>
          </table:table-cell>
        </table:table-row>
        <table:table-row>
          <table:table-cell office:value-type="string" table:style-name="Table1.A2">
            <text:p text:style-name="P15"><text:span text:style-name="T3">Označení nulových a ochranných vodičů</text:span> - (ČSN 33 2000-6 ed.2 čl. 6.4.2.3 písmeno h, ČSN 33 <text:span text:style-name="T21">2000-5-51 ed.3 čl. 514.3, ČSN EN 60446 ed.4)</text:span></text:p>
          </table:table-cell>
          <table:table-cell office:value-type="string" table:style-name="Table1.B2">
            <text:p text:style-name="P21">vyhovuje</text:p>
          </table:table-cell>
        </table:table-row>
        <table:table-row>
          <table:table-cell office:value-type="string" table:style-name="Table1.A2">
            <text:p text:style-name="P15"><text:span text:style-name="T3">Vybavení schématy, varovnými nápisy nebo dalšími </text:span><text:soft-page-break/><text:span text:style-name="T3">podobnými informacemi </text:span>- (ČSN 33 2000-6 ed.2 čl. 6.4.2.3 písmeno i, ČSN 33 2000-5-51 ed.3 čl. 514.5 a ČSN EN 50110-1 ed.3 čl.4.8.)</text:p>
          </table:table-cell>
          <table:table-cell office:value-type="string" table:style-name="Table1.B2">
            <text:p text:style-name="P21">vyhovuje</text:p>
          </table:table-cell>
        </table:table-row>
        <table:table-row>
          <table:table-cell office:value-type="string" table:style-name="Table1.A2">
            <text:p text:style-name="P15"><text:span text:style-name="T3">Označení obvodů, přístrojů jistících před nadproudy, spínačů, svorek atd.</text:span> - (ČSN 33 2000-6 ed.2 čl. 6.4.2.3 písmeno j, ČSN 33 2000-5-51 ed. 3 čl.514.4)</text:p>
          </table:table-cell>
          <table:table-cell office:value-type="string" table:style-name="Table1.B2">
            <text:p text:style-name="P21">vyhovuje</text:p>
          </table:table-cell>
        </table:table-row>
        <table:table-row>
          <table:table-cell office:value-type="string" table:style-name="Table1.A2">
            <text:p text:style-name="P15"><text:span text:style-name="T3">Odpovídající způsob zakončování a spojování kabelů a vodičů</text:span> - (ČSN 33 2000-6 ed.2 čl. 6.4.2.3 písmeno k, ČSN 33 2000-5-52 ed.2 kapitola 526) </text:p>
          </table:table-cell>
          <table:table-cell office:value-type="string" table:style-name="Table1.B2">
            <text:p text:style-name="P21">vyhovuje</text:p>
          </table:table-cell>
        </table:table-row>
        <table:table-row>
          <table:table-cell office:value-type="string" table:style-name="Table1.A2">
            <text:p text:style-name="P15"><text:span text:style-name="T3">Volba a instalace uzemnění, ochranných vodičů a jejich připojování </text:span>- (ČSN 33 2000-6 ed.2 čl. 6.4.2.3 písmeno I, ČSN 33 2000-5-54 ed.3) </text:p>
          </table:table-cell>
          <table:table-cell office:value-type="string" table:style-name="Table1.B2">
            <text:p text:style-name="P21">vyhovuje</text:p>
          </table:table-cell>
        </table:table-row>
        <table:table-row>
          <table:table-cell office:value-type="string" table:style-name="Table1.A2">
            <text:p text:style-name="P15"><text:span text:style-name="T3">Přístupnost zařízení z hlediska jeho ovládání, značení a údržby</text:span> - (ČSN 33 2000-6 ed.2 čl. 6.4.2.3 písmeno m, ČSN 33 2000-5-51 ed.3 kapitoly 513 a 514)</text:p>
          </table:table-cell>
          <table:table-cell office:value-type="string" table:style-name="Table1.B2">
            <text:p text:style-name="P21">vyhovuje</text:p>
          </table:table-cell>
        </table:table-row>
        <table:table-row>
          <table:table-cell office:value-type="string" table:style-name="Table1.A2">
            <text:p text:style-name="P15"><text:span text:style-name="T3">Opatření proti elektromagnetickému rušení </text:span>- (ČSN 33 2000-6 ed.2 čl. 6.4.2.3 písmeno n, ČSN 33 2000-4-44 čl.444)</text:p>
          </table:table-cell>
          <table:table-cell office:value-type="string" table:style-name="Table1.B2">
            <text:p text:style-name="P21">vyhovuje</text:p>
          </table:table-cell>
        </table:table-row>
        <table:table-row>
          <table:table-cell office:value-type="string" table:style-name="Table1.A2">
            <text:p text:style-name="P15"><text:span text:style-name="T3">Spojení neživých částí s uzemněním</text:span> - (ČSN 33 2000-6 ed.2 čl. 6.4.2.3 písmeno o, ČSN 33 2000-<text:span text:style-name="T22">6 ed.2 čl. 6.4.2.3 písmeno o, ČSN 33 2000-č-41 ed.2 čl.411.3.1)</text:span></text:p>
          </table:table-cell>
          <table:table-cell office:value-type="string" table:style-name="Table1.B2">
            <text:p text:style-name="P21">vyhovuje</text:p>
          </table:table-cell>
        </table:table-row>
        <table:table-row>
          <table:table-cell office:value-type="string" table:style-name="Table1.A2">
            <text:p text:style-name="P15"><text:span text:style-name="T3">Volba stavu elektrických vedení </text:span>- (ČSN 33 2000-6 ed.<text:span text:style-name="T22">2 čl. 6.4.2.3 písmeno p, ČSN 33 2000-5-</text:span></text:p>
          </table:table-cell>
          <table:table-cell office:value-type="string" table:style-name="Table1.B2">
            <text:p text:style-name="P21">vyhovuje</text:p>
          </table:table-cell>
        </table:table-row>
        <table:table-row>
          <table:table-cell office:value-type="string" table:style-name="Table1.A2">
            <text:p text:style-name="P15"><text:span text:style-name="T3">Kontrola nouzového a únikového osvětlení</text:span> - dle ustanovení ČSN EN 1838 (Světlo a osvětlení - Nouzové osvětlení), ČSN EN 50172 (Systémy nouzového únikového osvětlení), ČSN 33 2000-5-</text:p>
            <text:p text:style-name="P15">56 ed.2 (Napájení zařízení sloužících v případě nouze)</text:p>
          </table:table-cell>
          <table:table-cell office:value-type="string" table:style-name="Table1.B2">
            <text:p text:style-name="P22">nebylo předmětem revize</text:p>
          </table:table-cell>
        </table:table-row>
      </table:table>
      <text:p text:style-name="P124"/>
      <text:h text:outline-level="3" text:style-name="P130">7. Zkoušení (ČSN 33 2000-6 ed.2 čl. 6.4.3):</text:h>
      <text:p text:style-name="P36"/>
      <text:section text:name="Sekce12" text:style-name="Sect11">
        <text:p text:style-name="P89"><text:span text:style-name="T3">Spojitost ochranných vodičů a spojitost hlavního a doplňujícího pospojování a kontrola </text:span><text:span text:style-name="T6">U</text:span><text:span text:style-name="T3">zemnění </text:span>- ČSN 33 2000-6 ed.2 čl.6.4.3.2, ČSN 33 2000-4-41 ed.2,, čl.411.3.1.2., čl.415.2</text:p>
        <text:p text:style-name="P89"><text:span text:style-name="T3">Izolační odpor elektrické instalace</text:span> - ČSN 33 2000-6 ed. 2, čl.6.4.3.3</text:p>
        <text:p text:style-name="P89"><text:span text:style-name="T3">Ochrana SELV a PELV nebo elektrickým oddělením </text:span>- ČSN 33 2000-6 ed. 2, čl.6.4.3.4, ČSN 33 2000- 4-41 ed. 2, čl.414, čl. 413, ČSN EN 61140 ed.3 čl.6.7, čl.6.8</text:p>
        <text:p text:style-name="P89"><text:span text:style-name="T3">Izolační odpor podlahy a stěn</text:span> - ČSN 33 2000-6 ed. 2, čl.6.4.3.5, příloha B, ČSN 33 2000-4-41 ed.2, příloha C (nevodivé okolí), ČSN EN 61140 ed. 3 čl.5.3.8.</text:p>
        <text:p text:style-name="P89"><text:span text:style-name="T3">Polarita napájení</text:span> - ČSN 33 2000-6 ed. 2 čl.6.4.3.6, ČSN 33 2180 čl.3.8, čl. 6.2.2, ČSN 33 2000-4-46 ed.3 čl. 463, ČSN 33 2130 ed.3 čl.5.3., TNI 33 2000-7 příloha H</text:p>
        <text:p text:style-name="P90"><text:span text:style-name="T3">Automatické odpojení od zdroje</text:span> - ČSN 33 2000-6 ed.2 čl. 6.4.3.7, ČSN 33 2000-4-41 ed. 2, čl.411, ČSN EN 61140 ed.3 čl.6.2.</text:p>
        <text:p text:style-name="P90"><text:span text:style-name="T3">Doplňková ochrana proudovým chráničem</text:span> - ČSN 33 2000-6 ed.2 čl.6.4.3.8., ČSN 33 2000-6 ed.2 příloha NA, ČSN 33 2000-4-41 ed. 2, čl.415.1</text:p>
        <text:p text:style-name="P90"><text:span text:style-name="T3">Doplňková ochrana doplňující ochranné pospojování</text:span> - ČSN 33 2000-6 ed. 2 čl.6.4.3.8, ČSN 33 2000-4-41 ed. 2, čl.415.2.</text:p>
        <text:p text:style-name="P90"><text:span text:style-name="T3">Pořadí fází</text:span> - ČSN 33 2000-6 ed.2 čl. 6.4.3.9</text:p>
        <text:p text:style-name="P90"><text:span text:style-name="T3">Funkční zkouška</text:span> - ČSN 33 2000-6 ed.2 čl. 6.4.3.10</text:p>
        <text:p text:style-name="P90"><text:span text:style-name="T3">Ověření úbytků napětí</text:span> - ČSN 33 2000-6 ed. 2 čl. 6.4.3.11, ČSN 33 2000-5-52 ed.2, čl.525, ČSN 33 2130 ed.3, čl.4.7.3</text:p>
        <text:p text:style-name="P91">Provozní zkouška</text:p>
        <text:p text:style-name="P91">vyhovuje</text:p>
        <text:p text:style-name="P91">vyhovuje</text:p>
        <text:p text:style-name="P91"><text:span text:style-name="T23">v</text:span> instalaci nepoužito</text:p>
        <text:p text:style-name="P91"><text:span text:style-name="T23">v</text:span> instalaci nepoužito</text:p>
        <text:p text:style-name="P91"/>
        <text:p text:style-name="P91">vyhovuje</text:p>
        <text:p text:style-name="P91"/>
        <text:p text:style-name="P91">vyhovuje</text:p>
        <text:p text:style-name="P91"/>
        <text:p text:style-name="P91">vyhovuje</text:p>
        <text:p text:style-name="P91"/>
        <text:p text:style-name="P91">vyhovuje</text:p>
        <text:p text:style-name="P91"/>
        <text:p text:style-name="P91">vyhovuje</text:p>
        <text:p text:style-name="P91"/>
        <text:p text:style-name="P91">vyhovuje</text:p>
        <text:p text:style-name="P92">vyhovuje</text:p>
        <text:p text:style-name="P91">vyhovuje</text:p>
        <text:p text:style-name="P91"/>
        <text:p text:style-name="P91">vyhovuje</text:p>
      </text:section>
      <text:p text:style-name="P93"/>
      <text:h text:outline-level="3" text:style-name="P131">8. Provedená údržba (popř. jiný zásah do elektroinstalace)</text:h>
      <text:p text:style-name="P94">V průběhu revize nebyly provedeny žádné zásahy do elektroinstalace.</text:p>
      <text:h text:outline-level="3" text:style-name="P132">9. Měření</text:h>
      <text:p text:style-name="P95"><text:span text:style-name="T24">Naměřená hodnota </text:span><text:span text:style-name="T28">i</text:span><text:span text:style-name="T24">mpedance smyčky odpovídá požadavkům ČSN 332000-4-41 ed.2, čl. 411.4.4 a požadavky normy se považují za splněné, jestliže naměřená hodnota vyhovuje nerovnosti: Zs (m) </text:span><text:span text:style-name="T25">≤ </text:span><text:span text:style-name="T26">2/3 x Uo/la</text:span></text:p>
      <text:p text:style-name="P115">Hodnota ZS uvedená v tabulce je hodnota naměřená maximální opravena o chybu měřícího přístroje.</text:p>
      <text:p text:style-name="P96">Měření izolačních odporů bylo provedeno mezi jednotlivými pracovními vodiči navzájem a mezi každým pracovním vodičem a zemi. Hodnota uvedená v tabulce je naměřená hodnota minimální.</text:p>
      <text:p text:style-name="P8"/>
      <table:table table:name="mereni" table:style-name="mereni" table:template-name="Default Style">
        <table:table-column table:style-name="mereni.A"/>
        <table:table-column table:style-name="mereni.B"/>
        <table:table-column table:style-name="mereni.C"/>
        <table:table-column table:style-name="mereni.D"/>
        <table:table-column table:style-name="mereni.E"/>
        <table:table-column table:style-name="mereni.F"/>
        <table:table-column table:style-name="mereni.G"/>
        <table:table-column table:style-name="mereni.H"/>
        <table:table-column table:style-name="mereni.I"/>
        <table:table-column table:style-name="mereni.A"/>
        <table:table-column table:style-name="mereni.K"/>
        <table:table-column table:style-name="mereni.L"/>
        <table:table-column table:style-name="mereni.M"/>
        <table:table-column table:style-name="mereni.N"/>
        <table:table-row table:style-name="mereni.1">
          <table:table-cell office:value-type="string" table:number-columns-spanned="2" table:style-name="mereni.A1">
            <text:p text:style-name="P99">Název rozvaděče:</text:p>
          </table:table-cell>
          <table:covered-table-cell/>
          <table:table-cell office:value-type="string" table:style-name="mereni.A1">
            <text:p text:style-name="P99">R FVE</text:p>
          </table:table-cell>
          <table:table-cell office:value-type="string" table:style-name="mereni.A1">
            <text:p text:style-name="P99">Umístění rozvaděče</text:p>
          </table:table-cell>
          <table:table-cell office:value-type="string" table:style-name="mereni.A1">
            <text:p text:style-name="P101">GARÁŽ</text:p>
          </table:table-cell>
          <table:table-cell office:value-type="string" table:number-columns-spanned="2" table:style-name="mereni.A1">
            <text:p text:style-name="P99">Provedení rozváděče</text:p>
          </table:table-cell>
          <table:covered-table-cell/>
          <table:table-cell office:value-type="string" table:number-columns-spanned="7" table:style-name="mereni.H1">
            <text:p text:style-name="P99">Pla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ereni.1">
          <table:table-cell office:value-type="string" table:number-columns-spanned="2" table:style-name="mereni.A2">
            <text:p text:style-name="P100">Výrobce rozváděče:</text:p>
          </table:table-cell>
          <table:covered-table-cell/>
          <table:table-cell office:value-type="string" table:number-columns-spanned="2" table:style-name="mereni.A2">
            <text:p text:style-name="P97"/>
          </table:table-cell>
          <table:covered-table-cell/>
          <table:table-cell office:value-type="string" table:style-name="mereni.A2">
            <text:p text:style-name="P100">vč. rozváděče:</text:p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100">Jm. proud: 16 A</text:p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100">Krytí</text:p>
            <text:p text:style-name="P100">IP: 54</text:p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100">Un [V]:</text:p>
          </table:table-cell>
          <table:table-cell office:value-type="string" table:number-columns-spanned="3" table:style-name="mereni.L2">
            <text:p text:style-name="P100">400/230</text:p>
          </table:table-cell>
          <table:covered-table-cell/>
          <table:covered-table-cell/>
        </table:table-row>
        <table:table-row table:style-name="mereni.3">
          <table:table-cell office:value-type="string" table:number-columns-spanned="2" table:style-name="mereni.A2">
            <text:p text:style-name="P100">Jištění přívodu:</text:p>
          </table:table-cell>
          <table:covered-table-cell/>
          <table:table-cell office:value-type="string" table:number-columns-spanned="2" table:style-name="mereni.A2">
            <text:p text:style-name="P97"/>
          </table:table-cell>
          <table:covered-table-cell/>
          <table:table-cell office:value-type="string" table:style-name="mereni.E3">
            <text:p text:style-name="P100">Přívodní kabel:</text:p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100">Poznámka</text:p>
          </table:table-cell>
          <table:table-cell office:value-type="string" table:number-columns-spanned="5" table:style-name="mereni.A2">
            <text:p text:style-name="P97"/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mereni.L2">
            <text:p text:style-name="P97"/>
          </table:table-cell>
          <table:covered-table-cell/>
        </table:table-row>
        <table:table-row table:style-name="mereni.1">
          <table:table-cell office:value-type="string" table:style-name="mereni.A2">
            <text:p text:style-name="P102"/>
          </table:table-cell>
          <table:table-cell office:value-type="string" table:number-columns-spanned="6" table:style-name="mereni.A2">
            <text:p text:style-name="P103">Charakteristiky obvodu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style-name="mereni.A2">
            <text:p text:style-name="P103">Izolační odpor</text:p>
          </table:table-cell>
          <table:covered-table-cell/>
          <table:table-cell office:value-type="string" table:number-columns-spanned="4" table:style-name="mereni.A2">
            <text:p text:style-name="P103">Impedance</text:p>
          </table:table-cell>
          <table:covered-table-cell/>
          <table:covered-table-cell/>
          <table:covered-table-cell/>
          <table:table-cell office:value-type="string" table:style-name="mereni.L2">
            <text:p text:style-name="P103">RCD</text:p>
          </table:table-cell>
        </table:table-row>
        <table:table-row table:style-name="mereni.5">
          <table:table-cell office:value-type="string" table:number-rows-spanned="2" table:style-name="mereni.A2">
            <text:p text:style-name="P103">Vývod</text:p>
          </table:table-cell>
          <table:table-cell office:value-type="string" table:number-columns-spanned="4" table:number-rows-spanned="2" table:style-name="mereni.A2">
            <text:p text:style-name="P103">Koncové zařízení</text:p>
          </table:table-cell>
          <table:covered-table-cell/>
          <table:covered-table-cell/>
          <table:covered-table-cell/>
          <table:table-cell office:value-type="string" table:number-rows-spanned="2" table:style-name="mereni.A2">
            <text:p text:style-name="P103">Jištění/typ</text:p>
          </table:table-cell>
          <table:table-cell office:value-type="string" table:number-rows-spanned="2" table:style-name="mereni.A2">
            <text:p text:style-name="P103">Kabel</text:p>
          </table:table-cell>
          <table:table-cell office:value-type="string" table:number-columns-spanned="2" table:style-name="mereni.A2">
            <text:p text:style-name="P105">Rizol [MΩ]</text:p>
          </table:table-cell>
          <table:covered-table-cell/>
          <table:table-cell office:value-type="string" table:number-columns-spanned="4" table:style-name="mereni.A2">
            <text:p text:style-name="P105">Zs [Ω]</text:p>
          </table:table-cell>
          <table:covered-table-cell/>
          <table:covered-table-cell/>
          <table:covered-table-cell/>
          <table:table-cell office:value-type="string" table:number-rows-spanned="2" table:style-name="mereni.L2">
            <text:p text:style-name="P103">[mA/ms]</text:p>
          </table:table-cell>
        </table:table-row>
        <table:table-row table:style-name="mereni.6">
          <table:covered-table-cell table:style-name="mereni.A2"/>
          <table:covered-table-cell table:style-name="mereni.A2"/>
          <table:covered-table-cell/>
          <table:covered-table-cell/>
          <table:covered-table-cell/>
          <table:covered-table-cell table:style-name="mereni.A2"/>
          <table:covered-table-cell table:style-name="mereni.A2"/>
          <table:table-cell office:value-type="string" table:style-name="mereni.A2">
            <text:p text:style-name="P104">limit</text:p>
          </table:table-cell>
          <table:table-cell office:value-type="string" table:style-name="mereni.A2">
            <text:p text:style-name="P104">změřen</text:p>
          </table:table-cell>
          <table:table-cell office:value-type="string" table:style-name="mereni.A2">
            <text:p text:style-name="P104"><text:span text:style-name="T29">l</text:span>imit</text:p>
          </table:table-cell>
          <table:table-cell office:value-type="string" table:style-name="mereni.A2">
            <text:p text:style-name="P104">Rozváděč</text:p>
          </table:table-cell>
          <table:table-cell office:value-type="string" table:number-columns-spanned="2" table:style-name="mereni.A2">
            <text:p text:style-name="P104">Zařízení</text:p>
          </table:table-cell>
          <table:covered-table-cell/>
          <table:covered-table-cell table:style-name="mereni.L2"/>
        </table:table-row>
        <table:table-row table:style-name="mereni.1">
          <table:table-cell office:value-type="string" table:style-name="mereni.A2">
            <text:p text:style-name="P97"/>
          </table:table-cell>
          <table:table-cell office:value-type="string" table:number-columns-spanned="4" table:style-name="mereni.A2">
            <text:p text:style-name="P98">AC strana</text:p>
          </table:table-cell>
          <table:covered-table-cell/>
          <table:covered-table-cell/>
          <table:covered-table-cell/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number-columns-spanned="2" table:style-name="mereni.A2">
            <text:p text:style-name="P97"/>
          </table:table-cell>
          <table:covered-table-cell/>
          <table:table-cell office:value-type="string" table:style-name="mereni.L2">
            <text:p text:style-name="P97"/>
          </table:table-cell>
        </table:table-row>
        <table:table-row table:style-name="mereni.1">
          <table:table-cell table:style-name="mereni.A2">
            <text:p text:style-name="P97"/>
          </table:table-cell>
          <table:table-cell table:number-columns-spanned="4" table:style-name="mereni.A2">
            <text:p text:style-name="P98">1 ks Solarer</text:p>
          </table:table-cell>
          <table:covered-table-cell/>
          <table:covered-table-cell/>
          <table:covered-table-cell/>
          <table:table-cell table:style-name="mereni.A2">
            <text:p text:style-name="P98">5kWp</text:p>
          </table:table-cell>
          <table:table-cell table:style-name="mereni.A2">
            <text:p text:style-name="P97"/>
          </table:table-cell>
          <table:table-cell table:style-name="mereni.A2">
            <text:p text:style-name="P97"/>
          </table:table-cell>
          <table:table-cell table:style-name="mereni.A2">
            <text:p text:style-name="P98">30</text:p>
          </table:table-cell>
          <table:table-cell table:style-name="mereni.A2">
            <text:p text:style-name="P97"/>
          </table:table-cell>
          <table:table-cell table:style-name="mereni.A2">
            <text:p text:style-name="P98">0,4</text:p>
          </table:table-cell>
          <table:table-cell table:number-columns-spanned="2" table:style-name="mereni.A2">
            <text:p text:style-name="P97"/>
          </table:table-cell>
          <table:covered-table-cell/>
          <table:table-cell table:style-name="mereni.L2">
            <text:p text:style-name="P97"/>
          </table:table-cell>
        </table:table-row>
        <table:table-row table:style-name="mereni.1">
          <table:table-cell table:style-name="mereni.A2">
            <text:p text:style-name="P97"/>
          </table:table-cell>
          <table:table-cell table:number-columns-spanned="4" table:style-name="mereni.A2">
            <text:p text:style-name="P98">2 ks Solar Power</text:p>
          </table:table-cell>
          <table:covered-table-cell/>
          <table:covered-table-cell/>
          <table:covered-table-cell/>
          <table:table-cell table:style-name="mereni.A2">
            <text:p text:style-name="P98">24kWp</text:p>
          </table:table-cell>
          <table:table-cell table:style-name="mereni.A2">
            <text:p text:style-name="P97"/>
          </table:table-cell>
          <table:table-cell table:style-name="mereni.A2">
            <text:p text:style-name="P97"/>
          </table:table-cell>
          <table:table-cell table:style-name="mereni.A2">
            <text:p text:style-name="P98">30</text:p>
          </table:table-cell>
          <table:table-cell table:style-name="mereni.A2">
            <text:p text:style-name="P97"/>
          </table:table-cell>
          <table:table-cell table:style-name="mereni.A2">
            <text:p text:style-name="P98">0,4</text:p>
          </table:table-cell>
          <table:table-cell table:number-columns-spanned="2" table:style-name="mereni.A2">
            <text:p text:style-name="P97"/>
          </table:table-cell>
          <table:covered-table-cell/>
          <table:table-cell table:style-name="mereni.L2">
            <text:p text:style-name="P97"/>
          </table:table-cell>
        </table:table-row>
        <table:table-row table:style-name="mereni.1">
          <table:table-cell table:style-name="mereni.A2">
            <text:p text:style-name="P97"/>
          </table:table-cell>
          <table:table-cell table:number-columns-spanned="4" table:style-name="mereni.A2">
            <text:p text:style-name="P98">Střídač: Solar POWER SIXOEDG</text:p>
          </table:table-cell>
          <table:covered-table-cell/>
          <table:covered-table-cell/>
          <table:covered-table-cell/>
          <table:table-cell table:style-name="mereni.A2">
            <text:p text:style-name="P98">39ks</text:p>
          </table:table-cell>
          <table:table-cell table:style-name="mereni.A2">
            <text:p text:style-name="P97"/>
          </table:table-cell>
          <table:table-cell table:style-name="mereni.A2">
            <text:p text:style-name="P97"/>
          </table:table-cell>
          <table:table-cell table:style-name="mereni.A2">
            <text:p text:style-name="P98"/>
          </table:table-cell>
          <table:table-cell table:style-name="mereni.A2">
            <text:p text:style-name="P97"/>
          </table:table-cell>
          <table:table-cell table:style-name="mereni.A2">
            <text:p text:style-name="P98"/>
          </table:table-cell>
          <table:table-cell table:number-columns-spanned="2" table:style-name="mereni.A2">
            <text:p text:style-name="P97"/>
          </table:table-cell>
          <table:covered-table-cell/>
          <table:table-cell table:style-name="mereni.L2">
            <text:p text:style-name="P97"/>
          </table:table-cell>
        </table:table-row>
        <table:table-row table:style-name="mereni.1">
          <table:table-cell table:style-name="mereni.A2">
            <text:p text:style-name="P97"/>
          </table:table-cell>
          <table:table-cell table:number-columns-spanned="4" table:style-name="mereni.A2">
            <text:p text:style-name="P98">vč.: 789SDFD4561</text:p>
          </table:table-cell>
          <table:covered-table-cell/>
          <table:covered-table-cell/>
          <table:covered-table-cell/>
          <table:table-cell table:style-name="mereni.A2">
            <text:p text:style-name="P98"/>
          </table:table-cell>
          <table:table-cell table:style-name="mereni.A2">
            <text:p text:style-name="P97"/>
          </table:table-cell>
          <table:table-cell table:style-name="mereni.A2">
            <text:p text:style-name="P97"/>
          </table:table-cell>
          <table:table-cell table:style-name="mereni.A2">
            <text:p text:style-name="P98"/>
          </table:table-cell>
          <table:table-cell table:style-name="mereni.A2">
            <text:p text:style-name="P97"/>
          </table:table-cell>
          <table:table-cell table:style-name="mereni.A2">
            <text:p text:style-name="P98"/>
          </table:table-cell>
          <table:table-cell table:number-columns-spanned="2" table:style-name="mereni.A2">
            <text:p text:style-name="P97"/>
          </table:table-cell>
          <table:covered-table-cell/>
          <table:table-cell table:style-name="mereni.L2">
            <text:p text:style-name="P97"/>
          </table:table-cell>
        </table:table-row>
        <table:table-row table:style-name="mereni.1">
          <table:table-cell office:value-type="string" table:style-name="mereni.A2">
            <text:p text:style-name="P97"/>
          </table:table-cell>
          <table:table-cell office:value-type="string" table:number-columns-spanned="4" table:style-name="mereni.A2">
            <text:p text:style-name="P98">Hlavní jistič</text:p>
          </table:table-cell>
          <table:covered-table-cell/>
          <table:covered-table-cell/>
          <table:covered-table-cell/>
          <table:table-cell office:value-type="string" table:style-name="mereni.A2">
            <text:p text:style-name="typJisteni">15/s</text:p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8">30</text:p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8">0,4</text:p>
          </table:table-cell>
          <table:table-cell office:value-type="string" table:number-columns-spanned="2" table:style-name="mereni.A2">
            <text:p text:style-name="P97"/>
          </table:table-cell>
          <table:covered-table-cell/>
          <table:table-cell office:value-type="string" table:style-name="mereni.L2">
            <text:p text:style-name="P97"/>
          </table:table-cell>
        </table:table-row>
        <table:table-row table:style-name="mereni.1">
          <table:table-cell office:value-type="string" table:style-name="mereni.A2">
            <text:p text:style-name="P97"/>
          </table:table-cell>
          <table:table-cell office:value-type="string" table:number-columns-spanned="4" table:style-name="mereni.A2">
            <text:p text:style-name="P98">Elektroměr DTS 353 – MID cejch</text:p>
          </table:table-cell>
          <table:covered-table-cell/>
          <table:covered-table-cell/>
          <table:covered-table-cell/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number-columns-spanned="2" table:style-name="mereni.A2">
            <text:p text:style-name="P97"/>
          </table:table-cell>
          <table:covered-table-cell/>
          <table:table-cell office:value-type="string" table:style-name="mereni.L2">
            <text:p text:style-name="P97"/>
          </table:table-cell>
        </table:table-row>
        <table:table-row table:style-name="mereni.1">
          <table:table-cell office:value-type="string" table:style-name="mereni.A2">
            <text:p text:style-name="P97"/>
          </table:table-cell>
          <table:table-cell office:value-type="string" table:number-columns-spanned="4" table:style-name="mereni.A2">
            <text:p text:style-name="P97">R<text:span text:style-name="T27">OZPADOVÝ STÝKAČ 1-0</text:span></text:p>
          </table:table-cell>
          <table:covered-table-cell/>
          <table:covered-table-cell/>
          <table:covered-table-cell/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number-columns-spanned="2" table:style-name="mereni.A2">
            <text:p text:style-name="P97"/>
          </table:table-cell>
          <table:covered-table-cell/>
          <table:table-cell office:value-type="string" table:style-name="mereni.L2">
            <text:p text:style-name="P97"/>
          </table:table-cell>
        </table:table-row>
        <table:table-row table:style-name="mereni.1">
          <table:table-cell office:value-type="string" table:style-name="mereni.A2">
            <text:p text:style-name="P97"/>
          </table:table-cell>
          <table:table-cell office:value-type="string" table:number-columns-spanned="4" table:style-name="mereni.A2">
            <text:p text:style-name="prepetovaOchrana">PŘEPĚTOVÁ OCHRANA: 8</text:p>
          </table:table-cell>
          <table:covered-table-cell/>
          <table:covered-table-cell/>
          <table:covered-table-cell/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number-columns-spanned="2" table:style-name="mereni.A2">
            <text:p text:style-name="P97"/>
          </table:table-cell>
          <table:covered-table-cell/>
          <table:table-cell office:value-type="string" table:style-name="mereni.L2">
            <text:p text:style-name="P97"/>
          </table:table-cell>
        </table:table-row>
        <table:table-row table:style-name="mereni.1">
          <table:table-cell office:value-type="string" table:style-name="mereni.A2">
            <text:p text:style-name="P97"/>
          </table:table-cell>
          <table:table-cell office:value-type="string" table:number-columns-spanned="4" table:style-name="mereni.A2">
            <text:p text:style-name="P98">DC strana</text:p>
          </table:table-cell>
          <table:covered-table-cell/>
          <table:covered-table-cell/>
          <table:covered-table-cell/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number-columns-spanned="2" table:style-name="mereni.A2">
            <text:p text:style-name="P97"/>
          </table:table-cell>
          <table:covered-table-cell/>
          <table:table-cell office:value-type="string" table:style-name="mereni.L2">
            <text:p text:style-name="P97"/>
          </table:table-cell>
        </table:table-row>
        <table:table-row table:style-name="mereni.1">
          <table:table-cell office:value-type="string" table:style-name="mereni.A2">
            <text:p text:style-name="P97"/>
          </table:table-cell>
          <table:table-cell office:value-type="string" table:number-columns-spanned="4" table:style-name="mereni.A2">
            <text:p text:style-name="P98"/>
          </table:table-cell>
          <table:covered-table-cell/>
          <table:covered-table-cell/>
          <table:covered-table-cell/>
          <table:table-cell office:value-type="string" table:style-name="mereni.A2">
            <text:p text:style-name="P98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8"/>
          </table:table-cell>
          <table:table-cell office:value-type="string" table:style-name="mereni.A2">
            <text:p text:style-name="P97"/>
          </table:table-cell>
          <table:table-cell office:value-type="string" table:style-name="mereni.A2">
            <text:p text:style-name="P98"/>
          </table:table-cell>
          <table:table-cell office:value-type="string" table:number-columns-spanned="2" table:style-name="mereni.A2">
            <text:p text:style-name="P97"/>
          </table:table-cell>
          <table:covered-table-cell/>
          <table:table-cell office:value-type="string" table:style-name="mereni.L2">
            <text:p text:style-name="P97"/>
          </table:table-cell>
        </table:table-row>
      </table:table>
      <text:p text:style-name="P9"/>
      <text:p text:style-name="P125">Výrobní čísla FVE panelů</text:p>
      <text:p text:style-name="P33"/>
      <table:table table:name="Tabulka1" table:style-name="Tabulka1" table:template-name="Default Style">
        <table:table-column table:style-name="Tabulka1.A"/>
        <table:table-column table:style-name="Tabulka1.B"/>
        <table:table-column table:style-name="Tabulka1.C"/>
        <table:table-column table:style-name="Tabulka1.D"/>
        <table:table-row table:style-name="Tabulka1.1">
          <table:table-cell table:style-name="Tabulka1.A1">
            <text:p text:style-name="fvePanelyPlaceholder">1</text:p>
          </table:table-cell>
          <table:table-cell table:style-name="Tabulka1.A1">
            <text:p text:style-name="P110">46FD79ASD85</text:p>
          </table:table-cell>
          <table:table-cell table:style-name="Tabulka1.A1">
            <text:p text:style-name="P111"/>
          </table:table-cell>
          <table:table-cell table:style-name="Tabulka1.D1">
            <text:p text:style-name="P111"/>
          </table:table-cell>
        </table:table-row>
        <table:table-row table:style-name="Tabulka1.1">
          <table:table-cell table:style-name="Tabulka1.A1">
            <text:p text:style-name="fvePanelyPlaceholder">2</text:p>
          </table:table-cell>
          <table:table-cell table:style-name="Tabulka1.A1">
            <text:p text:style-name="P110">21SDF5ASD69</text:p>
          </table:table-cell>
          <table:table-cell table:style-name="Tabulka1.A1">
            <text:p text:style-name="P111"/>
          </table:table-cell>
          <table:table-cell table:style-name="Tabulka1.D1">
            <text:p text:style-name="P111"/>
          </table:table-cell>
        </table:table-row>
        <table:table-row table:style-name="Tabulka1.1">
          <table:table-cell table:style-name="Tabulka1.A1">
            <text:p text:style-name="fvePanelyPlaceholder">3</text:p>
          </table:table-cell>
          <table:table-cell table:style-name="Tabulka1.A1">
            <text:p text:style-name="P110">691236ASASF</text:p>
          </table:table-cell>
          <table:table-cell table:style-name="Tabulka1.A1">
            <text:p text:style-name="P111"/>
          </table:table-cell>
          <table:table-cell table:style-name="Tabulka1.D1">
            <text:p text:style-name="P111"/>
          </table:table-cell>
        </table:table-row>
        <table:table-row table:style-name="Tabulka1.1">
          <table:table-cell office:value-type="string" table:style-name="Tabulka1.A1">
            <text:p text:style-name="fvePanelyPlaceholder">.</text:p>
          </table:table-cell>
          <table:table-cell office:value-type="string" table:style-name="Tabulka1.A1">
            <text:p text:style-name="P110"/>
          </table:table-cell>
          <table:table-cell office:value-type="string" table:style-name="Tabulka1.A1">
            <text:p text:style-name="P111"/>
          </table:table-cell>
          <table:table-cell office:value-type="string" table:style-name="Tabulka1.D1">
            <text:p text:style-name="P111"/>
          </table:table-cell>
        </table:table-row>
      </table:table>
      <text:p text:style-name="P116"/>
      <text:h text:outline-level="3" text:style-name="Heading_20_3"><text:span text:style-name="T30">10. </text:span>Měření odběrů, instalovaná zařízení</text:h>
      <text:p text:style-name="P42">Instalovaná zařízení:</text:p>
      <table:table table:name="Tabulka2" table:style-name="Tabulka2">
        <table:table-column table:number-columns-repeated="3" table:style-name="Tabulka2.A"/>
        <table:table-column table:style-name="Tabulka2.D"/>
        <table:table-row>
          <table:table-cell office:value-type="string" table:style-name="Tabulka2.A1">
            <text:p text:style-name="P11">Zařízení</text:p>
          </table:table-cell>
          <table:table-cell office:value-type="string" table:style-name="Tabulka2.A1">
            <text:p text:style-name="P11">Kusů</text:p>
          </table:table-cell>
          <table:table-cell office:value-type="string" table:style-name="Tabulka2.A1">
            <text:p text:style-name="P11">Zařízení</text:p>
          </table:table-cell>
          <table:table-cell office:value-type="string" table:style-name="Tabulka2.D1">
            <text:p text:style-name="P11">Kusů</text:p>
          </table:table-cell>
        </table:table-row>
        <table:table-row>
          <table:table-cell office:value-type="string" table:style-name="Tabulka2.A2">
            <text:p text:style-name="P10"/>
          </table:table-cell>
          <table:table-cell office:value-type="string" table:style-name="Tabulka2.A2">
            <text:p text:style-name="P10"/>
          </table:table-cell>
          <table:table-cell office:value-type="string" table:style-name="Tabulka2.A2">
            <text:p text:style-name="P10"/>
          </table:table-cell>
          <table:table-cell office:value-type="string" table:style-name="Tabulka2.D2">
            <text:p text:style-name="P10"/>
          </table:table-cell>
        </table:table-row>
        <table:table-row>
          <table:table-cell office:value-type="string" table:style-name="Tabulka2.A2">
            <text:p text:style-name="P10"/>
          </table:table-cell>
          <table:table-cell office:value-type="string" table:style-name="Tabulka2.A2">
            <text:p text:style-name="P10"/>
          </table:table-cell>
          <table:table-cell office:value-type="string" table:style-name="Tabulka2.A2">
            <text:p text:style-name="P10"/>
          </table:table-cell>
          <table:table-cell office:value-type="string" table:style-name="Tabulka2.D2">
            <text:p text:style-name="P10"/>
          </table:table-cell>
        </table:table-row>
        <table:table-row>
          <table:table-cell office:value-type="string" table:style-name="Tabulka2.A2">
            <text:p text:style-name="P10"/>
          </table:table-cell>
          <table:table-cell office:value-type="string" table:style-name="Tabulka2.A2">
            <text:p text:style-name="P10"/>
          </table:table-cell>
          <table:table-cell office:value-type="string" table:style-name="Tabulka2.A2">
            <text:p text:style-name="P10"/>
          </table:table-cell>
          <table:table-cell office:value-type="string" table:style-name="Tabulka2.D2">
            <text:p text:style-name="P10"/>
          </table:table-cell>
        </table:table-row>
        <table:table-row>
          <table:table-cell office:value-type="string" table:style-name="Tabulka2.A2">
            <text:p text:style-name="P10"/>
          </table:table-cell>
          <table:table-cell office:value-type="string" table:style-name="Tabulka2.A2">
            <text:p text:style-name="P10"/>
          </table:table-cell>
          <table:table-cell office:value-type="string" table:style-name="Tabulka2.A2">
            <text:p text:style-name="P10"/>
          </table:table-cell>
          <table:table-cell office:value-type="string" table:style-name="Tabulka2.D2">
            <text:p text:style-name="P10"/>
          </table:table-cell>
        </table:table-row>
        <table:table-row>
          <table:table-cell office:value-type="string" table:style-name="Tabulka2.A2">
            <text:p text:style-name="P10"/>
          </table:table-cell>
          <table:table-cell office:value-type="string" table:style-name="Tabulka2.A2">
            <text:p text:style-name="P10"/>
          </table:table-cell>
          <table:table-cell office:value-type="string" table:style-name="Tabulka2.A2">
            <text:p text:style-name="P10"/>
          </table:table-cell>
          <table:table-cell office:value-type="string" table:style-name="Tabulka2.D2">
            <text:p text:style-name="P10"/>
          </table:table-cell>
        </table:table-row>
      </table:table>
      <text:p text:style-name="P117"/>
      <text:p text:style-name="P41">Měření proudového zatížení v provozu:</text:p>
      <table:table table:name="Tabulka3" table:style-name="Tabulka3">
        <table:table-column table:style-name="Tabulka3.A"/>
        <table:table-column table:number-columns-repeated="3" table:style-name="Tabulka3.B"/>
        <table:table-column table:style-name="Tabulka3.E"/>
        <table:table-row>
          <table:table-cell office:value-type="string" table:style-name="Tabulka3.A1">
            <text:p text:style-name="P12">Místo měření</text:p>
          </table:table-cell>
          <table:table-cell office:value-type="string" table:style-name="Tabulka3.A1">
            <text:p text:style-name="P12">L1 [A]:</text:p>
          </table:table-cell>
          <table:table-cell office:value-type="string" table:style-name="Tabulka3.A1">
            <text:p text:style-name="P12">L2 [A]:</text:p>
          </table:table-cell>
          <table:table-cell office:value-type="string" table:style-name="Tabulka3.A1">
            <text:p text:style-name="P12">L3 [A]:</text:p>
          </table:table-cell>
          <table:table-cell office:value-type="string" table:style-name="Tabulka3.E1">
            <text:p text:style-name="P12">Poznámka</text:p>
          </table:table-cell>
        </table:table-row>
        <table:table-row>
          <table:table-cell office:value-type="string" table:style-name="Tabulka3.A2">
            <text:p text:style-name="P10"/>
          </table:table-cell>
          <table:table-cell office:value-type="string" table:style-name="Tabulka3.A2">
            <text:p text:style-name="P13"/>
          </table:table-cell>
          <table:table-cell office:value-type="string" table:style-name="Tabulka3.A2">
            <text:p text:style-name="P10"/>
          </table:table-cell>
          <table:table-cell office:value-type="string" table:style-name="Tabulka3.A2">
            <text:p text:style-name="P10"/>
          </table:table-cell>
          <table:table-cell office:value-type="string" table:style-name="Tabulka3.E2">
            <text:p text:style-name="P10"/>
          </table:table-cell>
        </table:table-row>
        <table:table-row>
          <table:table-cell office:value-type="string" table:style-name="Tabulka3.A2">
            <text:p text:style-name="P10"/>
          </table:table-cell>
          <table:table-cell office:value-type="string" table:style-name="Tabulka3.A2">
            <text:p text:style-name="P10"/>
          </table:table-cell>
          <table:table-cell office:value-type="string" table:style-name="Tabulka3.A2">
            <text:p text:style-name="P10"/>
          </table:table-cell>
          <table:table-cell office:value-type="string" table:style-name="Tabulka3.A2">
            <text:p text:style-name="P10"/>
          </table:table-cell>
          <table:table-cell office:value-type="string" table:style-name="Tabulka3.E2">
            <text:p text:style-name="P10"/>
          </table:table-cell>
        </table:table-row>
        <table:table-row>
          <table:table-cell office:value-type="string" table:style-name="Tabulka3.A2">
            <text:p text:style-name="P10"/>
          </table:table-cell>
          <table:table-cell office:value-type="string" table:style-name="Tabulka3.A2">
            <text:p text:style-name="P10"/>
          </table:table-cell>
          <table:table-cell office:value-type="string" table:style-name="Tabulka3.A2">
            <text:p text:style-name="P10"/>
          </table:table-cell>
          <table:table-cell office:value-type="string" table:style-name="Tabulka3.A2">
            <text:p text:style-name="P10"/>
          </table:table-cell>
          <table:table-cell office:value-type="string" table:style-name="Tabulka3.E2">
            <text:p text:style-name="P14"/>
          </table:table-cell>
        </table:table-row>
        <table:table-row>
          <table:table-cell office:value-type="string" table:style-name="Tabulka3.A2">
            <text:p text:style-name="P12">Celkem</text:p>
          </table:table-cell>
          <table:table-cell office:value-type="string" table:style-name="Tabulka3.A2">
            <text:p text:style-name="P10"/>
          </table:table-cell>
          <table:table-cell office:value-type="string" table:style-name="Tabulka3.A2">
            <text:p text:style-name="P10"/>
          </table:table-cell>
          <table:table-cell office:value-type="string" table:style-name="Tabulka3.A2">
            <text:p text:style-name="P10"/>
          </table:table-cell>
          <table:table-cell office:value-type="string" table:style-name="Tabulka3.E2">
            <text:p text:style-name="P10"/>
          </table:table-cell>
        </table:table-row>
      </table:table>
      <text:p text:style-name="P62"/>
      <text:p text:style-name="P41">Měření vyšších harmonických při provozu:</text:p>
      <text:p text:style-name="P63">V průběhu revize byl při provozu všech spotřebičů měřen na přívodu výskyt vyšších harmonických - U3&lt;0,1%, 13&lt;0,1% tzn. bez zpětného vlivu na rozvodnou soustavu.</text:p>
      <text:p text:style-name="P64"/>
      <text:h text:outline-level="3" text:style-name="Heading_20_3">11. Měření ochranného pospojení</text:h>
      <text:p text:style-name="Standard">Ochranné pospojování bylo měřeno mezi vodivými částmi a vodičem pospojení.</text:p>
      <text:p text:style-name="Standard">Naměřená maximální hodnota je menší než: 0,1 Ω.</text:p>
      <text:h text:outline-level="3" text:style-name="P133">1<text:span text:style-name="T31">2</text:span>. Měření <text:span text:style-name="T31">zemních odporů</text:span></text:h>
      <text:p text:style-name="P112">---</text:p>
      <text:p text:style-name="P113"/>
      <text:h text:outline-level="3" text:style-name="P134">1<text:span text:style-name="T32">3</text:span>. <text:span text:style-name="T32">Soupis zjištěných závad</text:span></text:h>
      <text:p text:style-name="P66">Při revizi nebyly shledány zjevné závady.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datumVypracovaniRevize" style:family="paragraph" style:parent-style-name="Standard" style:auto-update="true" style:master-page-name="">
      <style:paragraph-properties style:page-number="auto"/>
      <style:text-properties fo:font-size="10pt" fo:background-color="#b2b2b2"/>
    </style:style>
    <style:style style:name="datumUkonceniRevize" style:family="paragraph" style:parent-style-name="Standard" style:auto-update="true" style:master-page-name="">
      <style:paragraph-properties style:page-number="auto">
        <style:tab-stops/>
      </style:paragraph-properties>
      <style:text-properties fo:font-size="10pt" fo:background-color="#b2b2b2"/>
    </style:style>
    <style:style style:name="datumPredaniRevize" style:family="paragraph" style:parent-style-name="Standard" style:auto-update="true" style:master-page-name="">
      <style:paragraph-properties style:page-number="auto"/>
      <style:text-properties fo:font-size="10pt" fo:background-color="#b2b2b2"/>
    </style:style>
    <style:style style:name="objednatelUliceMestoZeme" style:family="paragraph" style:parent-style-name="Standard" style:auto-update="true" style:master-page-name="">
      <style:paragraph-properties style:page-number="auto"/>
      <style:text-properties fo:background-color="#b2b2b2"/>
    </style:style>
    <style:style style:name="revidovanyObjekt" style:family="paragraph" style:parent-style-name="Standard" style:auto-update="true">
      <style:text-properties fo:background-color="#b2b2b2"/>
    </style:style>
    <style:style style:name="novaInstalace" style:family="paragraph" style:parent-style-name="Standard">
      <style:text-properties fo:font-weight="bold"/>
    </style:style>
    <style:style style:name="distribucniSit" style:family="paragraph" style:parent-style-name="Standard" style:auto-update="true"/>
    <style:style style:name="pocetFazi" style:family="paragraph" style:parent-style-name="Standard" style:auto-update="true">
      <style:text-properties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dmetRevize" style:family="paragraph" style:parent-style-name="Standard" style:auto-update="true" style:master-page-name="">
      <style:paragraph-properties fo:margin-top="0cm" fo:margin-bottom="0.199cm" style:contextual-spacing="false" style:page-number="auto" fo:padding="0.049cm" fo:border="0.06pt solid #000000"/>
    </style:style>
    <style:style style:name="popisRevidovanehoObjektu" style:family="paragraph" style:parent-style-name="Standard" style:auto-update="true" style:master-page-name="">
      <style:paragraph-properties style:page-number="auto" fo:padding="0.049cm" fo:border-left="0.06pt solid #000000" fo:border-right="0.06pt solid #000000" fo:border-top="none" fo:border-bottom="none"/>
    </style:style>
    <style:style style:name="popisRevidovanehoObjektu1" style:family="paragraph" style:parent-style-name="Standard">
      <style:paragraph-properties fo:padding="0.049cm" fo:border-left="0.06pt solid #000000" fo:border-right="0.06pt solid #000000" fo:border-top="none" fo:border-bottom="none"/>
    </style:style>
    <style:style style:name="popisRevidovanehoObjektu2" style:family="paragraph" style:parent-style-name="Standard">
      <style:paragraph-properties fo:padding="0.049cm" fo:border-left="0.06pt solid #000000" fo:border-right="0.06pt solid #000000" fo:border-top="none" fo:border-bottom="none"/>
    </style:style>
    <style:style style:name="popisRevidovanehoObjektu3" style:family="paragraph" style:parent-style-name="Standard">
      <style:paragraph-properties fo:padding="0.049cm" fo:border-left="0.06pt solid #000000" fo:border-right="0.06pt solid #000000" fo:border-top="none" fo:border-bottom="0.06pt solid #000000"/>
    </style:style>
    <style:style style:name="pocetVykonPanelu" style:family="paragraph" style:parent-style-name="Standard" style:auto-update="true">
      <style:text-properties fo:font-size="11pt"/>
    </style:style>
    <style:style style:name="typPanelu" style:family="paragraph" style:parent-style-name="Standard">
      <style:text-properties fo:font-size="11pt"/>
    </style:style>
    <style:style style:name="stridac" style:family="paragraph" style:parent-style-name="Standard" style:auto-update="true">
      <style:text-properties fo:font-size="11pt"/>
    </style:style>
    <style:style style:name="stridacVyrobniCislo" style:family="paragraph" style:parent-style-name="Standard" style:auto-update="true">
      <style:text-properties fo:font-size="11pt"/>
    </style:style>
    <style:style style:name="kWCelkem" style:family="paragraph" style:parent-style-name="Standard">
      <style:text-properties fo:font-size="11pt"/>
    </style:style>
    <style:style style:name="kWCelkem1" style:family="paragraph" style:parent-style-name="Standard" style:auto-update="true">
      <style:text-properties fo:font-size="11pt"/>
    </style:style>
    <style:style style:name="nextStridacePlaceholder" style:family="paragraph" style:parent-style-name="Standard"/>
    <style:style style:name="fvePanelyPlaceholder" style:family="paragraph" style:parent-style-name="Standard" style:auto-update="true"/>
    <style:style style:name="typJisteni" style:family="paragraph" style:parent-style-name="Standard" style:master-page-name="">
      <style:paragraph-properties style:page-number="auto"/>
      <style:text-properties fo:font-size="10pt"/>
    </style:style>
    <style:style style:name="prepetovaOchrana" style:family="paragraph" style:parent-style-name="Standard" style:master-page-name="">
      <style:paragraph-properties style:page-number="auto"/>
      <style:text-properties fo:font-size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26a739"/>
    </style:style>
    <style:style style:name="MP2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88c5bc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na - <text:page-number text:select-page="current">9</text:page-number>-<text:tab/>Revizní zpráva č.: RE FVE 021/22</text:p>
      </style:head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2">Strana - <text:page-number text:select-page="current">7</text:page-number>-<text:tab/>Revizní zpráva č.: RE FVE 021/22</text:p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3">
  <office:meta>
    <meta:creation-date>2022-12-18T13:51:42.359000000</meta:creation-date>
    <dc:date>2023-02-17T14:57:22</dc:date>
    <meta:editing-duration>PT0.599S</meta:editing-duration>
    <meta:editing-cycles>45</meta:editing-cycles>
    <meta:generator>StarOffice/8$Win32 OpenOffice.org_project/680m18$Build-9161</meta:generator>
    <meta:print-date>2022-12-19T18:17:56.126000000</meta:print-date>
    <meta:document-statistic meta:character-count="12487" meta:image-count="0" meta:non-whitespace-character-count="10847" meta:object-count="0" meta:page-count="9" meta:paragraph-count="291" meta:table-count="6" meta:word-count="1917"/>
  </office:meta>
</office:document-meta>
</file>